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draw:fill="none" draw:fill-color="#dddddd" draw:textarea-horizontal-align="justify" draw:textarea-vertical-align="middle" draw:auto-grow-height="false" fo:min-height="0.258cm" fo:min-width="2.548cm"/>
    </style:style>
    <style:style style:name="gr5" style:family="graphic" style:parent-style-name="standard">
      <style:graphic-properties draw:stroke="none" draw:fill="none" draw:fill-color="#dddddd" draw:textarea-horizontal-align="justify" draw:textarea-vertical-align="middle" draw:auto-grow-height="false" fo:min-height="0.385cm" fo:min-width="2.548cm"/>
    </style:style>
    <style:style style:name="gr6" style:family="graphic" style:parent-style-name="standard">
      <style:graphic-properties draw:stroke="none" draw:fill="none" draw:fill-color="#dddddd" draw:textarea-horizontal-align="justify" draw:textarea-vertical-align="middle" draw:auto-grow-height="false" fo:min-height="0.258cm" fo:min-width="3.056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stroke="dash" draw:stroke-dash="Fine_20_Dashed" svg:stroke-width="0.035cm" draw:marker-start="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draw:marker-start="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draw:fill="none" draw:fill-color="#dddddd" draw:textarea-horizontal-align="justify" draw:textarea-vertical-align="middle" draw:auto-grow-height="false" fo:min-height="0.258cm" fo:min-width="2.167cm"/>
    </style:style>
    <style:style style:name="gr11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0.385cm" fo:min-width="0.389cm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1.02cm" fo:min-width="1.654cm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1.02cm" fo:min-width="2.04cm"/>
    </style:style>
    <style:style style:name="gr16" style:family="graphic" style:parent-style-name="standard">
      <style:graphic-properties draw:textarea-horizontal-align="justify" draw:textarea-vertical-align="middle" draw:auto-grow-height="false" fo:min-height="0.385cm" fo:min-width="0.135cm"/>
    </style:style>
    <style:style style:name="gr17" style:family="graphic" style:parent-style-name="standard">
      <style:graphic-properties draw:stroke="none" draw:fill="none" draw:textarea-horizontal-align="justify" draw:textarea-vertical-align="middle" draw:auto-grow-height="false" fo:min-height="0.766cm" fo:min-width="0.389cm"/>
    </style:style>
    <style:style style:name="gr18" style:family="graphic" style:parent-style-name="objectwithoutfill">
      <style:graphic-properties draw:stroke="dash" draw:stroke-dash="Fine_20_Dashed" draw:fill="none" draw:textarea-vertical-align="middle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 fo:min-height="1.02cm" fo:min-width="0.008cm"/>
    </style:style>
    <style:style style:name="gr20" style:family="graphic" style:parent-style-name="standard">
      <style:graphic-properties draw:textarea-horizontal-align="justify" draw:textarea-vertical-align="middle" draw:auto-grow-height="false" fo:min-height="2.29cm" fo:min-width="0.135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0.385cm" fo:min-width="1.405cm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 fo:min-height="1.02cm" fo:min-width="3.183cm"/>
    </style:style>
    <style:style style:name="gr23" style:family="graphic" style:parent-style-name="standard">
      <style:graphic-properties draw:stroke="none" draw:fill="none" draw:textarea-horizontal-align="justify" draw:textarea-vertical-align="middle" draw:auto-grow-height="false" fo:min-height="1.02cm" fo:min-width="2.675cm"/>
    </style:style>
    <style:style style:name="gr24" style:family="graphic" style:parent-style-name="standard">
      <style:graphic-properties draw:stroke="none" draw:fill="none" draw:textarea-horizontal-align="justify" draw:textarea-vertical-align="middle" draw:auto-grow-height="false" fo:min-height="1.02cm" fo:min-width="3.056cm"/>
    </style:style>
    <style:style style:name="gr25" style:family="graphic" style:parent-style-name="standard">
      <style:graphic-properties draw:textarea-horizontal-align="justify" draw:textarea-vertical-align="middle" draw:auto-grow-height="false" fo:min-height="0.385cm" fo:min-width="0.77cm"/>
    </style:style>
    <style:style style:name="gr26" style:family="graphic" style:parent-style-name="standard">
      <style:graphic-properties draw:stroke="none" draw:fill="none" draw:textarea-horizontal-align="justify" draw:textarea-vertical-align="middle" draw:auto-grow-height="false" fo:min-height="0.385cm" fo:min-width="0.77cm"/>
    </style:style>
    <style:style style:name="gr27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none" draw:fill="none" draw:textarea-horizontal-align="justify" draw:textarea-vertical-align="middle" draw:auto-grow-height="false" fo:min-height="1.02cm" fo:min-width="0.763cm"/>
    </style:style>
    <style:style style:name="gr29" style:family="graphic" style:parent-style-name="standard">
      <style:graphic-properties draw:textarea-horizontal-align="justify" draw:textarea-vertical-align="middle" draw:auto-grow-height="false" fo:min-height="1.02cm" fo:min-width="0.135cm"/>
    </style:style>
    <style:style style:name="gr30" style:family="graphic" style:parent-style-name="standard">
      <style:graphic-properties draw:stroke="none" draw:fill="none" draw:textarea-horizontal-align="justify" draw:textarea-vertical-align="middle" draw:auto-grow-height="false" fo:min-height="1.02cm" fo:min-width="1.278cm"/>
    </style:style>
    <style:style style:name="gr31" style:family="graphic" style:parent-style-name="standard">
      <style:graphic-properties draw:textarea-horizontal-align="justify" draw:textarea-vertical-align="middle" draw:auto-grow-height="false" fo:min-height="0.089cm" fo:min-width="0cm"/>
    </style:style>
    <style:style style:name="gr32" style:family="graphic" style:parent-style-name="standard">
      <style:graphic-properties draw:stroke="none" draw:fill="none" draw:textarea-horizontal-align="justify" draw:textarea-vertical-align="middle" draw:auto-grow-height="false" fo:min-height="1.02cm" fo:min-width="2.548cm"/>
    </style:style>
    <style:style style:name="gr33" style:family="graphic" style:parent-style-name="standard">
      <style:graphic-properties draw:textarea-horizontal-align="justify" draw:textarea-vertical-align="middle" draw:auto-grow-height="false" fo:min-height="1.655cm" fo:min-width="1.405cm"/>
    </style:style>
    <style:style style:name="gr34" style:family="graphic" style:parent-style-name="standard">
      <style:graphic-properties draw:stroke="none" draw:fill="none" draw:fill-color="#dddddd" draw:textarea-horizontal-align="justify" draw:textarea-vertical-align="middle" draw:auto-grow-height="false" fo:min-height="0.258cm" fo:min-width="0.389cm"/>
    </style:style>
    <style:style style:name="gr35" style:family="graphic" style:parent-style-name="standard">
      <style:graphic-properties draw:stroke="none" draw:fill="none" draw:fill-color="#dddddd" draw:textarea-horizontal-align="justify" draw:textarea-vertical-align="middle" draw:auto-grow-height="false" fo:min-height="0.258cm" fo:min-width="1.913cm"/>
    </style:style>
    <style:style style:name="gr36" style:family="graphic" style:parent-style-name="standard">
      <style:graphic-properties draw:stroke="none" draw:fill="none" draw:fill-color="#dddddd" draw:textarea-horizontal-align="justify" draw:textarea-vertical-align="middle" draw:auto-grow-height="false" fo:min-height="0.258cm" fo:min-width="2.802cm"/>
    </style:style>
    <style:style style:name="gr37" style:family="graphic" style:parent-style-name="standard">
      <style:graphic-properties draw:stroke="none" draw:fill="none" draw:fill-color="#dddddd" draw:textarea-horizontal-align="justify" draw:textarea-vertical-align="middle" draw:auto-grow-height="false" fo:min-height="0.258cm" fo:min-width="2.801cm"/>
    </style:style>
    <style:style style:name="gr38" style:family="graphic" style:parent-style-name="standard">
      <style:graphic-properties draw:stroke="none" draw:fill="none" draw:fill-color="#dddddd" draw:textarea-horizontal-align="justify" draw:textarea-vertical-align="middle" draw:auto-grow-height="false" fo:min-height="0.258cm" fo:min-width="2.676cm"/>
    </style:style>
    <style:style style:name="gr39" style:family="graphic" style:parent-style-name="standard">
      <style:graphic-properties draw:textarea-horizontal-align="justify" draw:textarea-vertical-align="middle" draw:auto-grow-height="false" fo:min-height="2.29cm" fo:min-width="2.675cm"/>
    </style:style>
    <style:style style:name="gr40" style:family="graphic" style:parent-style-name="standard">
      <style:graphic-properties draw:textarea-horizontal-align="justify" draw:textarea-vertical-align="middle" draw:auto-grow-height="false" fo:min-height="0.597cm" fo:min-width="0.558cm"/>
    </style:style>
    <style:style style:name="gr41" style:family="graphic" style:parent-style-name="standard">
      <style:graphic-properties draw:textarea-horizontal-align="justify" draw:textarea-vertical-align="middle" draw:auto-grow-height="false" fo:min-height="0.597cm" fo:min-width="0.559cm"/>
    </style:style>
    <style:style style:name="gr42" style:family="graphic" style:parent-style-name="standard">
      <style:graphic-properties draw:textarea-horizontal-align="justify" draw:textarea-vertical-align="middle" draw:auto-grow-height="false" fo:min-height="0.596cm" fo:min-width="0.558cm"/>
    </style:style>
    <style:style style:name="gr43" style:family="graphic" style:parent-style-name="standard">
      <style:graphic-properties draw:textarea-horizontal-align="justify" draw:textarea-vertical-align="middle" draw:auto-grow-height="false" fo:min-height="0.596cm" fo:min-width="0.559cm"/>
    </style:style>
    <style:style style:name="gr44" style:family="graphic" style:parent-style-name="standard">
      <style:graphic-properties draw:fill-color="#808080" draw:textarea-horizontal-align="justify" draw:textarea-vertical-align="middle" draw:auto-grow-height="false" fo:min-height="0.258cm" fo:min-width="0.136cm"/>
    </style:style>
    <style:style style:name="gr45" style:family="graphic" style:parent-style-name="standard">
      <style:graphic-properties draw:fill-color="#ff6666" draw:textarea-horizontal-align="justify" draw:textarea-vertical-align="middle" draw:auto-grow-height="false" fo:min-height="0.559cm" fo:min-width="0.309cm"/>
    </style:style>
    <style:style style:name="gr46" style:family="graphic" style:parent-style-name="standard">
      <style:graphic-properties draw:fill-color="#ff6666" draw:textarea-horizontal-align="justify" draw:textarea-vertical-align="middle" draw:auto-grow-height="false" fo:min-height="0.597cm" fo:min-width="0.558cm"/>
    </style:style>
    <style:style style:name="gr47" style:family="graphic" style:parent-style-name="standard">
      <style:graphic-properties draw:fill-color="#ff6666" draw:textarea-horizontal-align="justify" draw:textarea-vertical-align="middle" draw:auto-grow-height="false" fo:min-height="0.597cm" fo:min-width="0.559cm"/>
    </style:style>
    <style:style style:name="gr48" style:family="graphic" style:parent-style-name="standard">
      <style:graphic-properties draw:fill-color="#ff6666" draw:textarea-horizontal-align="justify" draw:textarea-vertical-align="middle" draw:auto-grow-height="false" fo:min-height="0.596cm" fo:min-width="0.558cm"/>
    </style:style>
    <style:style style:name="gr49" style:family="graphic" style:parent-style-name="standard">
      <style:graphic-properties draw:fill-color="#808080" draw:textarea-horizontal-align="justify" draw:textarea-vertical-align="middle" draw:auto-grow-height="false" fo:min-height="0.597cm" fo:min-width="0.558cm"/>
    </style:style>
    <style:style style:name="gr50" style:family="graphic" style:parent-style-name="standard">
      <style:graphic-properties draw:fill-color="#808080" draw:textarea-horizontal-align="justify" draw:textarea-vertical-align="middle" draw:auto-grow-height="false" fo:min-height="0.258cm" fo:min-width="0.136cm" draw:shadow="hidden"/>
    </style:style>
    <style:style style:name="gr51" style:family="graphic" style:parent-style-name="standard">
      <style:graphic-properties draw:fill-color="#808080" draw:textarea-horizontal-align="justify" draw:textarea-vertical-align="middle" draw:auto-grow-height="false" fo:min-height="0.596cm" fo:min-width="0.558cm"/>
    </style:style>
    <style:style style:name="gr52" style:family="graphic" style:parent-style-name="standard">
      <style:graphic-properties draw:fill-color="#ff6666" draw:textarea-horizontal-align="justify" draw:textarea-vertical-align="middle" draw:auto-grow-height="false" fo:min-height="0.559cm" fo:min-width="0.309cm" draw:shadow="hidden"/>
    </style:style>
    <style:style style:name="gr53" style:family="graphic" style:parent-style-name="standard">
      <style:graphic-properties draw:fill-color="#808080" draw:textarea-horizontal-align="justify" draw:textarea-vertical-align="middle" draw:auto-grow-height="false" fo:min-height="0.597cm" fo:min-width="0.559cm"/>
    </style:style>
    <style:style style:name="gr54" style:family="graphic" style:parent-style-name="standard">
      <style:graphic-properties draw:textarea-horizontal-align="justify" draw:textarea-vertical-align="middle" draw:auto-grow-height="false" fo:min-height="0.597cm" fo:min-width="2.675cm"/>
    </style:style>
    <style:style style:name="gr55" style:family="graphic" style:parent-style-name="standard">
      <style:graphic-properties draw:textarea-horizontal-align="justify" draw:textarea-vertical-align="middle" draw:auto-grow-height="false" fo:min-height="0.596cm" fo:min-width="2.675cm"/>
    </style:style>
    <style:style style:name="gr56" style:family="graphic" style:parent-style-name="standard">
      <style:graphic-properties draw:stroke="none" draw:fill="none" draw:textarea-horizontal-align="justify" draw:textarea-vertical-align="middle" draw:auto-grow-height="false" fo:min-height="0.258cm" fo:min-width="2.875cm"/>
    </style:style>
    <style:style style:name="gr57" style:family="graphic" style:parent-style-name="standard">
      <style:graphic-properties draw:stroke="none" draw:fill="none" draw:textarea-horizontal-align="justify" draw:textarea-vertical-align="middle" draw:auto-grow-height="false" fo:min-height="2.49cm" fo:min-width="0.008cm"/>
    </style:style>
    <style:style style:name="gr58" style:family="graphic" style:parent-style-name="standard">
      <style:graphic-properties draw:stroke="none" draw:fill="none" draw:textarea-horizontal-align="justify" draw:textarea-vertical-align="middle" draw:auto-grow-height="false" fo:min-height="0.258cm" fo:min-width="2.675cm"/>
    </style:style>
    <style:style style:name="gr59" style:family="graphic" style:parent-style-name="standard">
      <style:graphic-properties draw:stroke="none" draw:fill="none" draw:textarea-horizontal-align="justify" draw:textarea-vertical-align="middle" draw:auto-grow-height="false" fo:min-height="2.29cm" fo:min-width="0.008cm"/>
    </style:style>
    <style:style style:name="gr60" style:family="graphic" style:parent-style-name="standard">
      <style:graphic-properties draw:textarea-horizontal-align="justify" draw:textarea-vertical-align="middle" draw:auto-grow-height="false" fo:min-height="1.02cm" fo:min-width="1.088cm"/>
    </style:style>
    <style:style style:name="gr61" style:family="graphic" style:parent-style-name="standard">
      <style:graphic-properties draw:fill-color="#ff6666" draw:textarea-horizontal-align="justify" draw:textarea-vertical-align="middle" draw:auto-grow-height="false" fo:min-height="0.156cm" fo:min-width="0cm"/>
    </style:style>
    <style:style style:name="gr62" style:family="graphic" style:parent-style-name="standard">
      <style:graphic-properties draw:fill-color="#808080" draw:textarea-horizontal-align="justify" draw:textarea-vertical-align="middle" draw:auto-grow-height="false" fo:min-height="0.004cm" fo:min-width="0cm"/>
    </style:style>
    <style:style style:name="gr63" style:family="graphic" style:parent-style-name="standard">
      <style:graphic-properties draw:textarea-horizontal-align="justify" draw:textarea-vertical-align="middle" draw:auto-grow-height="false" fo:min-height="0.385cm" fo:min-width="0.294cm"/>
    </style:style>
    <style:style style:name="gr64" style:family="graphic" style:parent-style-name="standard">
      <style:graphic-properties draw:fill-color="#ff6666" draw:textarea-horizontal-align="justify" draw:textarea-vertical-align="middle" draw:auto-grow-height="false" fo:min-height="0cm" fo:min-width="0cm"/>
    </style:style>
    <style:style style:name="gr65" style:family="graphic" style:parent-style-name="standard">
      <style:graphic-properties draw:fill-color="#808080" draw:textarea-horizontal-align="justify" draw:textarea-vertical-align="middle" draw:auto-grow-height="false" fo:min-height="0cm" fo:min-width="0cm"/>
    </style:style>
    <style:style style:name="gr66" style:family="graphic" style:parent-style-name="standard">
      <style:graphic-properties draw:textarea-horizontal-align="justify" draw:textarea-vertical-align="middle" draw:auto-grow-height="false" fo:min-height="1.02cm" fo:min-width="2.675cm"/>
    </style:style>
    <style:style style:name="gr67" style:family="graphic" style:parent-style-name="standard">
      <style:graphic-properties draw:fill-color="#808080" draw:textarea-horizontal-align="justify" draw:textarea-vertical-align="middle" draw:auto-grow-height="false" fo:min-height="0.004cm" fo:min-width="0.136cm"/>
    </style:style>
    <style:style style:name="gr68" style:family="graphic" style:parent-style-name="standard">
      <style:graphic-properties draw:fill-color="#ff6666" draw:textarea-horizontal-align="justify" draw:textarea-vertical-align="middle" draw:auto-grow-height="false" fo:min-height="0.156cm" fo:min-width="0.309cm"/>
    </style:style>
    <style:style style:name="gr69" style:family="graphic" style:parent-style-name="standard">
      <style:graphic-properties draw:textarea-horizontal-align="justify" draw:textarea-vertical-align="middle" draw:auto-grow-height="false" fo:min-height="0.385cm" fo:min-width="2.675cm"/>
    </style:style>
    <style:style style:name="gr70" style:family="graphic" style:parent-style-name="standard">
      <style:graphic-properties draw:fill-color="#808080" draw:textarea-horizontal-align="justify" draw:textarea-vertical-align="middle" draw:auto-grow-height="false" fo:min-height="0cm" fo:min-width="0.136cm"/>
    </style:style>
    <style:style style:name="gr71" style:family="graphic" style:parent-style-name="standard">
      <style:graphic-properties draw:fill-color="#ff6666" draw:textarea-horizontal-align="justify" draw:textarea-vertical-align="middle" draw:auto-grow-height="false" fo:min-height="0cm" fo:min-width="0.309cm"/>
    </style:style>
    <style:style style:name="gr72" style:family="graphic" style:parent-style-name="standard">
      <style:graphic-properties draw:stroke="none" draw:fill="none" draw:textarea-horizontal-align="justify" draw:textarea-vertical-align="middle" draw:auto-grow-height="false" fo:min-height="2.29cm" fo:min-width="0.389cm"/>
    </style:style>
    <style:style style:name="gr73" style:family="graphic" style:parent-style-name="standard">
      <style:graphic-properties draw:stroke="none" draw:fill="none" draw:textarea-horizontal-align="justify" draw:textarea-vertical-align="middle" draw:auto-grow-height="false" fo:min-height="1.02cm" fo:min-width="0.38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dddddd"/>
      <style:paragraph-properties fo:text-align="end"/>
      <style:text-properties fo:font-size="14pt"/>
    </style:style>
    <style:style style:name="P5" style:family="paragraph">
      <loext:graphic-properties draw:fill="none" draw:fill-color="#dddddd"/>
      <style:paragraph-properties fo:text-align="center"/>
      <style:text-properties fo:font-size="14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dddddd"/>
      <style:paragraph-properties fo:text-align="start"/>
      <style:text-properties fo:font-size="14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paragraph-properties fo:text-align="center"/>
      <style:text-properties fo:font-size="36pt" style:font-size-asian="36pt" style:font-size-complex="36pt"/>
    </style:style>
    <style:style style:name="P10" style:family="paragraph">
      <loext:graphic-properties draw:fill="none"/>
      <style:paragraph-properties fo:text-align="end"/>
    </style:style>
    <style:style style:name="P11" style:family="paragraph">
      <loext:graphic-properties draw:fill="none"/>
      <style:paragraph-properties fo:text-align="start"/>
    </style:style>
    <style:style style:name="P12" style:family="paragraph">
      <loext:graphic-properties draw:fill="none"/>
      <style:paragraph-properties fo:text-align="center"/>
      <style:text-properties fo:font-size="15pt"/>
    </style:style>
    <style:style style:name="P13" style:family="paragraph">
      <style:paragraph-properties fo:text-align="center"/>
      <style:text-properties fo:font-size="15pt"/>
    </style:style>
    <style:style style:name="P14" style:family="paragraph">
      <style:paragraph-properties fo:text-align="center"/>
      <style:text-properties fo:font-size="15pt" style:font-size-asian="36pt" style:font-size-complex="36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size="18pt" style:font-size-asian="36pt" style:font-size-complex="36pt"/>
    </style:style>
    <style:style style:name="P17" style:family="paragraph">
      <style:paragraph-properties fo:text-align="center"/>
      <style:text-properties style:text-position="0% 100%" fo:font-size="18pt"/>
    </style:style>
    <style:style style:name="P18" style:family="paragraph">
      <style:paragraph-properties fo:text-align="center"/>
      <style:text-properties style:text-position="0% 100%" fo:font-size="18pt" style:font-size-asian="36pt" style:font-size-complex="36pt"/>
    </style:style>
    <style:style style:name="P19" style:family="paragraph">
      <style:paragraph-properties fo:text-align="center"/>
      <style:text-properties style:text-position="-33% 58%" fo:font-size="18pt" style:font-size-asian="36pt" style:font-size-complex="36pt"/>
    </style:style>
    <style:style style:name="P20" style:family="paragraph">
      <loext:graphic-properties draw:fill="none"/>
      <style:paragraph-properties fo:text-align="start"/>
      <style:text-properties fo:font-size="15pt"/>
    </style:style>
    <style:style style:name="P21" style:family="paragraph">
      <style:paragraph-properties fo:text-align="start"/>
      <style:text-properties fo:font-size="14pt"/>
    </style:style>
    <style:style style:name="P22" style:family="paragraph">
      <loext:graphic-properties draw:fill="none"/>
      <style:paragraph-properties fo:text-align="start"/>
      <style:text-properties fo:font-size="14pt"/>
    </style:style>
    <style:style style:name="P23" style:family="paragraph">
      <loext:graphic-properties draw:fill="none"/>
      <style:paragraph-properties fo:text-align="end"/>
      <style:text-properties style:text-position="0% 100%"/>
    </style:style>
    <style:style style:name="P2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26" style:family="paragraph">
      <loext:graphic-properties draw:fill-color="#808080"/>
      <style:paragraph-properties fo:text-align="center"/>
    </style:style>
    <style:style style:name="P27" style:family="paragraph">
      <loext:graphic-properties draw:fill-color="#ff6666"/>
      <style:paragraph-properties fo:text-align="center"/>
    </style:style>
    <style:style style:name="P28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font-size="1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style:font-size-asian="36pt" style:font-size-complex="36pt"/>
    </style:style>
    <style:style style:name="T7" style:family="text">
      <style:text-properties style:text-position="-33% 58%" style:font-size-asian="36pt" style:font-size-complex="36pt"/>
    </style:style>
    <style:style style:name="T8" style:family="text">
      <style:text-properties style:text-position="33% 58%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style:text-position="-33% 58%" style:font-name="Liberation Sans3" style:font-name-asian="Liberation Sans3" style:font-name-complex="Liberation Sans3"/>
    </style:style>
    <style:style style:name="T12" style:family="text">
      <style:text-properties style:font-name="Liberation Sans3" fo:font-size="14pt" style:font-name-asian="Liberation Sans3" style:font-name-complex="Liberation Sans3"/>
    </style:style>
    <style:style style:name="T13" style:family="text">
      <style:text-properties style:text-position="-33% 58%" style:font-name="Liberation Sans3" fo:font-size="14pt" style:font-name-asian="Liberation Sans3" style:font-name-complex="Liberation Sans3"/>
    </style:style>
    <style:style style:name="T1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7.985cm" svg:y="7.35cm">
          <text:p text:style-name="P1">Init.</text:p>
          <text:p text:style-name="P1">Cos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6.715cm" svg:y1="8.62cm" svg:x2="7.985cm" svg:y2="8.62cm">
          <text:p/>
        </draw:line>
        <draw:line draw:style-name="gr2" draw:text-style-name="P2" draw:layer="layout" svg:x1="6.715cm" svg:y1="9.255cm" svg:x2="7.985cm" svg:y2="9.255cm">
          <text:p/>
        </draw:line>
        <draw:line draw:style-name="gr2" draw:text-style-name="P2" draw:layer="layout" svg:x1="10.525cm" svg:y1="8.62cm" svg:x2="11.795cm" svg:y2="8.62cm">
          <text:p/>
        </draw:line>
        <draw:custom-shape draw:style-name="gr1" draw:text-style-name="P1" draw:layer="layout" svg:width="2.54cm" svg:height="2.54cm" svg:x="7.985cm" svg:y="3.54cm">
          <text:p text:style-name="P1"><text:span text:style-name="T1">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12.43cm" svg:y="5.445cm">
          <text:p text:style-name="P1"><text:span text:style-name="T1">Horz.</text:span></text:p>
          <text:p text:style-name="P1"><text:span text:style-name="T1">Aggr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1.795cm" svg:y1="6.08cm" svg:x2="12.43cm" svg:y2="6.08cm">
          <text:p/>
        </draw:line>
        <draw:line draw:style-name="gr2" draw:text-style-name="P2" draw:layer="layout" svg:x1="11.795cm" svg:y1="7.35cm" svg:x2="12.43cm" svg:y2="7.35cm">
          <text:p/>
        </draw:line>
        <draw:line draw:style-name="gr2" draw:text-style-name="P2" draw:layer="layout" svg:x1="11.796cm" svg:y1="7.35cm" svg:x2="11.795cm" svg:y2="8.62cm">
          <text:p/>
        </draw:line>
        <draw:custom-shape draw:style-name="gr1" draw:text-style-name="P1" draw:layer="layout" svg:width="2.54cm" svg:height="2.54cm" svg:x="16.24cm" svg:y="5.445cm">
          <text:p text:style-name="P1"><text:span text:style-name="T1">Vert.</text:span></text:p>
          <text:p text:style-name="P1"><text:span text:style-name="T1">Aggr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0.525cm" svg:y1="4.61cm" svg:x2="15.605cm" svg:y2="4.61cm">
          <text:p/>
        </draw:line>
        <draw:line draw:style-name="gr2" draw:text-style-name="P2" draw:layer="layout" svg:x1="11.16cm" svg:y1="6.715cm" svg:x2="12.43cm" svg:y2="6.715cm">
          <text:p/>
        </draw:line>
        <draw:line draw:style-name="gr2" draw:text-style-name="P2" draw:layer="layout" svg:x1="14.97cm" svg:y1="6.715cm" svg:x2="15.305cm" svg:y2="6.715cm">
          <text:p/>
        </draw:line>
        <draw:line draw:style-name="gr2" draw:text-style-name="P2" draw:layer="layout" svg:x1="15.305cm" svg:y1="6.715cm" svg:x2="15.305cm" svg:y2="7.35cm">
          <text:p/>
        </draw:line>
        <draw:line draw:style-name="gr2" draw:text-style-name="P2" draw:layer="layout" svg:x1="15.305cm" svg:y1="7.35cm" svg:x2="16.24cm" svg:y2="7.35cm">
          <text:p/>
        </draw:line>
        <draw:line draw:style-name="gr2" draw:text-style-name="P2" draw:layer="layout" svg:x1="15.921cm" svg:y1="6.08cm" svg:x2="16.24cm" svg:y2="6.08cm">
          <text:p/>
        </draw:line>
        <draw:line draw:style-name="gr2" draw:text-style-name="P2" draw:layer="layout" svg:x1="15.922cm" svg:y1="6.08cm" svg:x2="15.921cm" svg:y2="4.175cm">
          <text:p/>
        </draw:line>
        <draw:line draw:style-name="gr2" draw:text-style-name="P2" draw:layer="layout" svg:x1="6.715cm" svg:y1="7.985cm" svg:x2="7.985cm" svg:y2="7.985cm">
          <text:p/>
        </draw:line>
        <draw:custom-shape draw:style-name="gr1" draw:text-style-name="P1" draw:layer="layout" svg:width="2.54cm" svg:height="2.54cm" svg:x="20.05cm" svg:y="5.445cm">
          <text:p text:style-name="P1"><text:span text:style-name="T1">Minimi-</text:span></text:p>
          <text:p text:style-name="P1"><text:span text:style-name="T1">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2.59cm" svg:y1="6.715cm" svg:x2="23.86cm" svg:y2="6.715cm">
          <text:p/>
        </draw:line>
        <draw:line draw:style-name="gr3" draw:text-style-name="P2" draw:layer="layout" svg:x1="19.415cm" svg:y1="4.81cm" svg:x2="19.415cm" svg:y2="6.08cm">
          <text:p/>
        </draw:line>
        <draw:custom-shape draw:style-name="gr4" draw:text-style-name="P4" draw:layer="layout" svg:width="3.048cm" svg:height="0.508cm" svg:x="3.667cm" svg:y="7.731cm">
          <text:p text:style-name="P3"><text:span text:style-name="T2">Dispar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.048cm" svg:height="0.508cm" svg:x="3.667cm" svg:y="8.366cm">
          <text:p text:style-name="P3"><text:span text:style-name="T2">Left 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.048cm" svg:height="0.508cm" svg:x="3.667cm" svg:y="9.001cm">
          <text:p text:style-name="P3"><text:span text:style-name="T2">Right 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3.048cm" svg:height="0.635cm" svg:x="17.891cm" svg:y="4.175cm">
          <text:p text:style-name="P1"><text:span text:style-name="T2">Cost ma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3.556cm" svg:height="0.508cm" svg:x="23.86cm" svg:y="6.461cm">
          <text:p text:style-name="P6"><text:span text:style-name="T2">Disparity 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7.35cm" svg:y1="7.858cm" svg:x2="7.35cm" svg:y2="4.81cm">
          <text:p/>
        </draw:line>
        <draw:line draw:style-name="gr2" draw:text-style-name="P2" draw:layer="layout" svg:x1="7.985cm" svg:y1="4.81cm" svg:x2="7.35cm" svg:y2="4.81cm">
          <text:p/>
        </draw:line>
        <draw:path draw:style-name="gr2" draw:text-style-name="P2" draw:layer="layout" svg:width="0.258cm" svg:height="0.23cm" draw:transform="skewX (-0.574911455606932) rotate (0.425860337486616) translate (7.11433850873256cm 7.96488271594013cm)" svg:viewBox="0 0 259 231" svg:d="M259 0c-311-2-255 231-255 231">
          <text:p/>
        </draw:path>
        <draw:line draw:style-name="gr2" draw:text-style-name="P2" draw:layer="layout" svg:x1="7.35cm" svg:y1="8.62cm" svg:x2="7.35cm" svg:y2="8.112cm">
          <text:p/>
        </draw:line>
        <draw:custom-shape draw:style-name="gr7" draw:text-style-name="P8" draw:layer="layout" svg:width="0.127cm" svg:height="0.127cm" svg:x="7.289cm" svg:y="8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0.05cm" svg:y1="6.08cm" svg:x2="19.415cm" svg:y2="6.08cm">
          <text:p/>
        </draw:line>
        <draw:line draw:style-name="gr2" draw:text-style-name="P2" draw:layer="layout" svg:x1="18.78cm" svg:y1="6.715cm" svg:x2="19.415cm" svg:y2="6.715cm">
          <text:p/>
        </draw:line>
        <draw:line draw:style-name="gr2" draw:text-style-name="P2" draw:layer="layout" svg:x1="19.415cm" svg:y1="6.715cm" svg:x2="19.415cm" svg:y2="7.35cm">
          <text:p/>
        </draw:line>
        <draw:line draw:style-name="gr2" draw:text-style-name="P2" draw:layer="layout" svg:x1="19.415cm" svg:y1="7.35cm" svg:x2="20.05cm" svg:y2="7.35cm">
          <text:p/>
        </draw:line>
        <draw:line draw:style-name="gr2" draw:text-style-name="P2" draw:layer="layout" svg:x1="10.525cm" svg:y1="4.175cm" svg:x2="15.913cm" svg:y2="4.175cm">
          <text:p/>
        </draw:line>
        <draw:line draw:style-name="gr2" draw:text-style-name="P2" draw:layer="layout" svg:x1="10.525cm" svg:y1="5.445cm" svg:x2="11.16cm" svg:y2="5.445cm">
          <text:p/>
        </draw:line>
        <draw:line draw:style-name="gr2" draw:text-style-name="P2" draw:layer="layout" svg:x1="10.525cm" svg:y1="5.02cm" svg:x2="11.795cm" svg:y2="5.02cm">
          <text:p/>
        </draw:line>
        <draw:line draw:style-name="gr2" draw:text-style-name="P2" draw:layer="layout" svg:x1="11.795cm" svg:y1="6.08cm" svg:x2="11.795cm" svg:y2="5.02cm">
          <text:p/>
        </draw:line>
        <draw:line draw:style-name="gr2" draw:text-style-name="P2" draw:layer="layout" svg:x1="11.16cm" svg:y1="6.715cm" svg:x2="11.161cm" svg:y2="5.445cm">
          <text:p/>
        </draw:line>
        <draw:line draw:style-name="gr2" draw:text-style-name="P2" draw:layer="layout" svg:x1="15.605cm" svg:y1="6.715cm" svg:x2="15.605cm" svg:y2="4.61cm">
          <text:p/>
        </draw:line>
        <draw:line draw:style-name="gr2" draw:text-style-name="P2" draw:layer="layout" svg:x1="15.605cm" svg:y1="6.715cm" svg:x2="16.24cm" svg:y2="6.715cm">
          <text:p/>
        </draw:line>
      </draw:page>
      <draw:page draw:name="page2" draw:style-name="dp1" draw:master-page-name="Default">
        <draw:custom-shape draw:style-name="gr1" draw:text-style-name="P1" draw:layer="layout" svg:width="2.54cm" svg:height="2.54cm" svg:x="6.08cm" svg:y="1cm">
          <text:p text:style-name="P1">Init.</text:p>
          <text:p text:style-name="P1">Cos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3.54cm" svg:y1="6.08cm" svg:x2="6.08cm" svg:y2="3.54cm">
          <text:p/>
        </draw:line>
        <draw:line draw:style-name="gr8" draw:text-style-name="P2" draw:layer="layout" svg:x1="11.16cm" svg:y1="6.08cm" svg:x2="8.62cm" svg:y2="3.54cm">
          <text:p/>
        </draw:line>
        <draw:custom-shape draw:style-name="gr1" draw:text-style-name="P1" draw:layer="layout" svg:width="2.54cm" svg:height="2.54cm" svg:x="5.075cm" svg:y="6.08cm">
          <text:p text:style-name="P1">SAD</text:p>
          <text:p text:style-name="P1">Co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5.075cm" svg:y="9.89cm">
          <text:p text:style-name="P1">Census</text:p>
          <text:p text:style-name="P1">Cos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2" draw:layer="layout" svg:x1="7.615cm" svg:y1="7.35cm" svg:x2="8.25cm" svg:y2="7.35cm">
          <text:p/>
        </draw:line>
        <draw:custom-shape draw:style-name="gr1" draw:text-style-name="P1" draw:layer="layout" svg:width="2.54cm" svg:height="2.54cm" svg:x="8.885cm" svg:y="7.985cm">
          <text:p text:style-name="P1">Init.</text:p>
          <text:p text:style-name="P1">Cos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2" draw:layer="layout" svg:x1="8.25cm" svg:y1="8.62cm" svg:x2="8.885cm" svg:y2="8.62cm">
          <text:p/>
        </draw:line>
        <draw:line draw:style-name="gr9" draw:text-style-name="P2" draw:layer="layout" svg:x1="8.25cm" svg:y1="9.89cm" svg:x2="8.885cm" svg:y2="9.89cm">
          <text:p/>
        </draw:line>
        <draw:line draw:style-name="gr9" draw:text-style-name="P2" draw:layer="layout" svg:x1="7.615cm" svg:y1="11.16cm" svg:x2="8.25cm" svg:y2="11.16cm">
          <text:p/>
        </draw:line>
        <draw:line draw:style-name="gr9" draw:text-style-name="P2" draw:layer="layout" svg:x1="8.25cm" svg:y1="9.89cm" svg:x2="8.251cm" svg:y2="11.16cm">
          <text:p/>
        </draw:line>
        <draw:line draw:style-name="gr9" draw:text-style-name="P2" draw:layer="layout" svg:x1="8.249cm" svg:y1="7.35cm" svg:x2="8.25cm" svg:y2="8.62cm">
          <text:p/>
        </draw:line>
        <draw:line draw:style-name="gr2" draw:text-style-name="P2" draw:layer="layout" svg:x1="4.105cm" svg:y1="11.16cm" svg:x2="5.075cm" svg:y2="11.16cm">
          <text:p/>
        </draw:line>
        <draw:line draw:style-name="gr2" draw:text-style-name="P2" draw:layer="layout" svg:x1="4.753cm" svg:y1="10.525cm" svg:x2="5.075cm" svg:y2="10.525cm">
          <text:p/>
        </draw:line>
        <draw:line draw:style-name="gr2" draw:text-style-name="P2" draw:layer="layout" svg:x1="3.77cm" svg:y1="11.795cm" svg:x2="5.075cm" svg:y2="11.795cm">
          <text:p/>
        </draw:line>
        <draw:line draw:style-name="gr2" draw:text-style-name="P2" draw:layer="layout" svg:x1="4.105cm" svg:y1="7.35cm" svg:x2="5.075cm" svg:y2="7.35cm">
          <text:p/>
        </draw:line>
        <draw:line draw:style-name="gr2" draw:text-style-name="P2" draw:layer="layout" svg:x1="4.44cm" svg:y1="7.985cm" svg:x2="5.075cm" svg:y2="7.985cm">
          <text:p/>
        </draw:line>
        <draw:line draw:style-name="gr2" draw:text-style-name="P2" draw:layer="layout" svg:x1="3.77cm" svg:y1="6.715cm" svg:x2="5.075cm" svg:y2="6.715cm">
          <text:p/>
        </draw:line>
        <draw:line draw:style-name="gr2" draw:text-style-name="P2" draw:layer="layout" svg:x1="3.17cm" svg:y1="9.255cm" svg:x2="4.105cm" svg:y2="9.255cm">
          <text:p/>
        </draw:line>
        <draw:line draw:style-name="gr2" draw:text-style-name="P2" draw:layer="layout" svg:x1="3.17cm" svg:y1="9.89cm" svg:x2="4.44cm" svg:y2="9.89cm">
          <text:p/>
        </draw:line>
        <draw:line draw:style-name="gr2" draw:text-style-name="P2" draw:layer="layout" svg:x1="3.17cm" svg:y1="8.62cm" svg:x2="4.754cm" svg:y2="8.62cm">
          <text:p/>
        </draw:line>
        <draw:line draw:style-name="gr2" draw:text-style-name="P2" draw:layer="layout" svg:x1="3.77cm" svg:y1="6.715cm" svg:x2="3.77cm" svg:y2="8.62cm">
          <text:p/>
        </draw:line>
        <draw:line draw:style-name="gr2" draw:text-style-name="P2" draw:layer="layout" svg:x1="4.105cm" svg:y1="8.747cm" svg:x2="4.105cm" svg:y2="9.763cm">
          <text:p/>
        </draw:line>
        <draw:line draw:style-name="gr2" draw:text-style-name="P2" draw:layer="layout" svg:x1="4.44cm" svg:y1="8.747cm" svg:x2="4.44cm" svg:y2="9.89cm">
          <text:p/>
        </draw:line>
        <draw:path draw:style-name="gr2" draw:text-style-name="P2" draw:layer="layout" svg:width="0.258cm" svg:height="0.23cm" draw:transform="skewX (-0.574911455606932) rotate (0.425860337486616) translate (3.86933850873256cm 9.86988271594013cm)" svg:viewBox="0 0 259 231" svg:d="M259 0c-311-2-255 231-255 231">
          <text:p/>
        </draw:path>
        <draw:line draw:style-name="gr2" draw:text-style-name="P2" draw:layer="layout" svg:x1="3.769cm" svg:y1="10.772cm" svg:x2="3.769cm" svg:y2="11.28cm">
          <text:p/>
        </draw:line>
        <draw:line draw:style-name="gr2" draw:text-style-name="P2" draw:layer="layout" svg:x1="4.105cm" svg:y1="10.017cm" svg:x2="4.105cm" svg:y2="11.16cm">
          <text:p/>
        </draw:line>
        <draw:line draw:style-name="gr2" draw:text-style-name="P2" draw:layer="layout" svg:x1="3.77cm" svg:y1="9.89cm" svg:x2="3.77cm" svg:y2="11.796cm">
          <text:p/>
        </draw:line>
        <draw:custom-shape draw:style-name="gr7" draw:text-style-name="P8" draw:layer="layout" svg:width="0.127cm" svg:height="0.127cm" svg:x="3.705cm" svg:y="8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754cm" svg:y1="10.525cm" svg:x2="4.754cm" svg:y2="8.62cm">
          <text:p/>
        </draw:line>
        <draw:line draw:style-name="gr2" draw:text-style-name="P2" draw:layer="layout" svg:x1="4.761cm" svg:y1="9.255cm" svg:x2="8.885cm" svg:y2="9.255cm">
          <text:p/>
        </draw:line>
        <draw:path draw:style-name="gr2" draw:text-style-name="P2" draw:layer="layout" svg:width="0.258cm" svg:height="0.23cm" draw:transform="skewX (-0.574911455606932) rotate (0.425860337486616) translate (3.86933850873256cm 8.59988271594013cm)" svg:viewBox="0 0 259 231" svg:d="M259 0c-311-2-255 231-255 231">
          <text:p/>
        </draw:path>
        <draw:path draw:style-name="gr2" draw:text-style-name="P2" draw:layer="layout" svg:width="0.258cm" svg:height="0.23cm" draw:transform="skewX (-0.574911455606932) rotate (0.425860337486616) translate (4.20433850873256cm 8.59988271594013cm)" svg:viewBox="0 0 259 231" svg:d="M259 0c-311-2-255 231-255 231">
          <text:p/>
        </draw:path>
        <draw:line draw:style-name="gr2" draw:text-style-name="P2" draw:layer="layout" svg:x1="4.105cm" svg:y1="7.35cm" svg:x2="4.105cm" svg:y2="8.493cm">
          <text:p/>
        </draw:line>
        <draw:line draw:style-name="gr2" draw:text-style-name="P2" draw:layer="layout" svg:x1="4.44cm" svg:y1="8.493cm" svg:x2="4.44cm" svg:y2="7.985cm">
          <text:p/>
        </draw:line>
        <draw:custom-shape draw:style-name="gr7" draw:text-style-name="P8" draw:layer="layout" svg:width="0.127cm" svg:height="0.127cm" svg:x="4.043cm" svg:y="9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425cm" svg:y1="9.255cm" svg:x2="12.06cm" svg:y2="9.255cm">
          <text:p/>
        </draw:line>
        <draw:custom-shape draw:style-name="gr7" draw:text-style-name="P8" draw:layer="layout" svg:width="0.127cm" svg:height="0.127cm" svg:x="3.708cm" svg:y="9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27cm" svg:height="0.127cm" svg:x="4.689cm" svg:y="9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667cm" svg:height="0.508cm" svg:x="12.06cm" svg:y="9.001cm">
          <text:p text:style-name="P6"><text:span text:style-name="T2">Initial c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.048cm" svg:height="0.508cm" svg:x="0.122cm" svg:y="9.001cm">
          <text:p text:style-name="P3"><text:span text:style-name="T2">Left 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.048cm" svg:height="0.508cm" svg:x="0.122cm" svg:y="9.636cm">
          <text:p text:style-name="P3"><text:span text:style-name="T2">Right 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.048cm" svg:height="0.508cm" svg:x="0.122cm" svg:y="8.377cm">
          <text:p text:style-name="P3"><text:span text:style-name="T2">Dispar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20.05cm" svg:y="1cm">
          <text:p text:style-name="P1">SAD</text:p>
          <text:p text:style-name="P1">Cos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17.51cm" svg:y1="6.08cm" svg:x2="20.05cm" svg:y2="3.54cm">
          <text:p/>
        </draw:line>
        <draw:line draw:style-name="gr8" draw:text-style-name="P2" draw:layer="layout" svg:x1="25.13cm" svg:y1="6.08cm" svg:x2="22.59cm" svg:y2="3.54cm">
          <text:p/>
        </draw:line>
        <draw:custom-shape draw:style-name="gr11" draw:text-style-name="P9" draw:layer="layout" svg:width="1.27cm" svg:height="1.27cm" svg:x="18.78cm" svg:y="7.35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9.415cm" svg:y1="7.096cm" svg:x2="18.145cm" svg:y2="7.096cm">
          <text:p/>
        </draw:line>
        <draw:line draw:style-name="gr2" draw:text-style-name="P2" draw:layer="layout" svg:x1="19.415cm" svg:y1="8.874cm" svg:x2="18.145cm" svg:y2="8.874cm">
          <text:p/>
        </draw:line>
        <draw:line draw:style-name="gr2" draw:text-style-name="P2" draw:layer="layout" svg:x1="19.415cm" svg:y1="7.096cm" svg:x2="19.415cm" svg:y2="7.35cm">
          <text:p/>
        </draw:line>
        <draw:line draw:style-name="gr2" draw:text-style-name="P2" draw:layer="layout" svg:x1="19.416cm" svg:y1="8.62cm" svg:x2="19.415cm" svg:y2="8.874cm">
          <text:p/>
        </draw:line>
        <draw:line draw:style-name="gr2" draw:text-style-name="P2" draw:layer="layout" svg:x1="20.685cm" svg:y1="7.985cm" svg:x2="20.05cm" svg:y2="7.985cm">
          <text:p/>
        </draw:line>
        <draw:custom-shape draw:style-name="gr12" draw:text-style-name="P2" draw:layer="layout" svg:width="0.889cm" svg:height="0.635cm" svg:x="19.415cm" svg:y="8.493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154cm" svg:height="1.27cm" svg:x="15.986cm" svg:y="6.461cm">
          <text:p text:style-name="P3">L<text:span text:style-name="T4">x,y,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154cm" svg:height="1.27cm" svg:x="15.986cm" svg:y="8.239cm">
          <text:p text:style-name="P3"><text:span text:style-name="T5">R</text:span><text:span text:style-name="T4">x-d,y,r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1.27cm" svg:x="20.685cm" svg:y="7.35cm">
          <text:p text:style-name="P1">| . |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2.59cm" svg:y1="7.985cm" svg:x2="21.955cm" svg:y2="7.985cm">
          <text:p/>
        </draw:line>
        <draw:custom-shape draw:style-name="gr11" draw:text-style-name="P9" draw:layer="layout" svg:width="1.27cm" svg:height="1.27cm" svg:x="18.78cm" svg:y="10.518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9.415cm" svg:y1="10.264cm" svg:x2="18.145cm" svg:y2="10.264cm">
          <text:p/>
        </draw:line>
        <draw:line draw:style-name="gr2" draw:text-style-name="P2" draw:layer="layout" svg:x1="19.415cm" svg:y1="12.042cm" svg:x2="18.145cm" svg:y2="12.042cm">
          <text:p/>
        </draw:line>
        <draw:line draw:style-name="gr2" draw:text-style-name="P2" draw:layer="layout" svg:x1="19.415cm" svg:y1="10.264cm" svg:x2="19.415cm" svg:y2="10.518cm">
          <text:p/>
        </draw:line>
        <draw:line draw:style-name="gr2" draw:text-style-name="P2" draw:layer="layout" svg:x1="19.416cm" svg:y1="11.788cm" svg:x2="19.415cm" svg:y2="12.042cm">
          <text:p/>
        </draw:line>
        <draw:line draw:style-name="gr2" draw:text-style-name="P2" draw:layer="layout" svg:x1="20.685cm" svg:y1="11.153cm" svg:x2="20.05cm" svg:y2="11.153cm">
          <text:p/>
        </draw:line>
        <draw:custom-shape draw:style-name="gr12" draw:text-style-name="P2" draw:layer="layout" svg:width="0.889cm" svg:height="0.635cm" svg:x="19.415cm" svg:y="11.661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154cm" svg:height="1.27cm" svg:x="15.986cm" svg:y="9.636cm">
          <text:p text:style-name="P3">L<text:span text:style-name="T4">x,y,g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154cm" svg:height="1.27cm" svg:x="15.991cm" svg:y="11.414cm">
          <text:p text:style-name="P3"><text:span text:style-name="T5">R</text:span><text:span text:style-name="T4">x-d,y,g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1.27cm" svg:x="20.685cm" svg:y="10.518cm">
          <text:p text:style-name="P1">| . |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3.225cm" svg:y1="11.16cm" svg:x2="21.955cm" svg:y2="11.153cm">
          <text:p/>
        </draw:line>
        <draw:custom-shape draw:style-name="gr11" draw:text-style-name="P9" draw:layer="layout" svg:width="1.27cm" svg:height="1.27cm" svg:x="18.78cm" svg:y="13.7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9.415cm" svg:y1="13.446cm" svg:x2="18.145cm" svg:y2="13.446cm">
          <text:p/>
        </draw:line>
        <draw:line draw:style-name="gr2" draw:text-style-name="P2" draw:layer="layout" svg:x1="19.415cm" svg:y1="15.224cm" svg:x2="18.145cm" svg:y2="15.224cm">
          <text:p/>
        </draw:line>
        <draw:line draw:style-name="gr2" draw:text-style-name="P2" draw:layer="layout" svg:x1="19.415cm" svg:y1="13.446cm" svg:x2="19.415cm" svg:y2="13.7cm">
          <text:p/>
        </draw:line>
        <draw:line draw:style-name="gr2" draw:text-style-name="P2" draw:layer="layout" svg:x1="19.416cm" svg:y1="14.97cm" svg:x2="19.415cm" svg:y2="15.224cm">
          <text:p/>
        </draw:line>
        <draw:line draw:style-name="gr2" draw:text-style-name="P2" draw:layer="layout" svg:x1="20.685cm" svg:y1="14.335cm" svg:x2="20.05cm" svg:y2="14.335cm">
          <text:p/>
        </draw:line>
        <draw:custom-shape draw:style-name="gr12" draw:text-style-name="P2" draw:layer="layout" svg:width="0.889cm" svg:height="0.635cm" svg:x="19.415cm" svg:y="14.843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154cm" svg:height="1.27cm" svg:x="15.991cm" svg:y="12.811cm">
          <text:p text:style-name="P3">L<text:span text:style-name="T4">x,y,b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154cm" svg:height="1.27cm" svg:x="15.986cm" svg:y="14.589cm">
          <text:p text:style-name="P3"><text:span text:style-name="T5">R</text:span><text:span text:style-name="T4">x-d,y,b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1.27cm" svg:x="20.685cm" svg:y="13.7cm">
          <text:p text:style-name="P1">| . |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5.13cm" svg:y1="14.335cm" svg:x2="21.955cm" svg:y2="14.335cm">
          <text:p/>
        </draw:line>
        <draw:custom-shape draw:style-name="gr11" draw:text-style-name="P9" draw:layer="layout" svg:width="1.27cm" svg:height="1.27cm" svg:x="22.59cm" svg:y="7.35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27cm" svg:height="1.27cm" svg:x="24.495cm" svg:y="7.35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3.225cm" svg:y1="11.161cm" svg:x2="23.225cm" svg:y2="8.62cm">
          <text:p/>
        </draw:line>
        <draw:line draw:style-name="gr2" draw:text-style-name="P2" draw:layer="layout" svg:x1="25.13cm" svg:y1="14.335cm" svg:x2="25.13cm" svg:y2="8.619cm">
          <text:p/>
        </draw:line>
        <draw:line draw:style-name="gr2" draw:text-style-name="P2" draw:layer="layout" svg:x1="24.495cm" svg:y1="7.985cm" svg:x2="23.86cm" svg:y2="7.985cm">
          <text:p/>
        </draw:line>
        <draw:line draw:style-name="gr2" draw:text-style-name="P2" draw:layer="layout" svg:x1="26.4cm" svg:y1="7.985cm" svg:x2="25.765cm" svg:y2="7.985cm">
          <text:p/>
        </draw:line>
        <draw:custom-shape draw:style-name="gr15" draw:text-style-name="P11" draw:layer="layout" svg:width="2.54cm" svg:height="1.27cm" svg:x="26.4cm" svg:y="7.35cm">
          <text:p text:style-name="P6">C<text:span text:style-name="T4">SAD,x,y,d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line draw:style-name="gr2" draw:text-style-name="P12" draw:layer="layout" svg:x1="5.445cm" svg:y1="14.97cm" svg:x2="5.445cm" svg:y2="13.065cm">
          <text:p/>
        </draw:line>
        <draw:line draw:style-name="gr2" draw:text-style-name="P12" draw:layer="layout" svg:x1="22.59cm" svg:y1="13.065cm" svg:x2="22.59cm" svg:y2="7.35cm">
          <text:p/>
        </draw:line>
        <draw:line draw:style-name="gr2" draw:text-style-name="P12" draw:layer="layout" svg:x1="20.685cm" svg:y1="15.605cm" svg:x2="20.685cm" svg:y2="3.54cm">
          <text:p/>
        </draw:line>
        <draw:custom-shape draw:style-name="gr11" draw:text-style-name="P14" draw:layer="layout" svg:width="1.27cm" svg:height="1.27cm" svg:x="4.81cm" svg:y="3.54cm">
          <text:p text:style-name="P13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445cm" svg:y1="3.286cm" svg:x2="4.175cm" svg:y2="3.286cm">
          <text:p/>
        </draw:line>
        <draw:line draw:style-name="gr2" draw:text-style-name="P2" draw:layer="layout" svg:x1="5.445cm" svg:y1="5.064cm" svg:x2="4.175cm" svg:y2="5.064cm">
          <text:p/>
        </draw:line>
        <draw:line draw:style-name="gr2" draw:text-style-name="P12" draw:layer="layout" svg:x1="5.445cm" svg:y1="3.286cm" svg:x2="5.445cm" svg:y2="3.54cm">
          <text:p/>
        </draw:line>
        <draw:line draw:style-name="gr2" draw:text-style-name="P12" draw:layer="layout" svg:x1="5.446cm" svg:y1="4.81cm" svg:x2="5.445cm" svg:y2="5.064cm">
          <text:p/>
        </draw:line>
        <draw:line draw:style-name="gr2" draw:text-style-name="P12" draw:layer="layout" svg:x1="7.985cm" svg:y1="4.175cm" svg:x2="6.08cm" svg:y2="4.175cm">
          <text:p/>
        </draw:line>
        <draw:custom-shape draw:style-name="gr13" draw:text-style-name="P10" draw:layer="layout" svg:width="2.154cm" svg:height="1.27cm" svg:x="2.016cm" svg:y="2.651cm">
          <text:p text:style-name="P3">L<text:span text:style-name="T4">x,y,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154cm" svg:height="1.27cm" svg:x="2.016cm" svg:y="4.429cm">
          <text:p text:style-name="P3"><text:span text:style-name="T5">R</text:span><text:span text:style-name="T4">x-d,y,r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.27cm" svg:height="1.27cm" svg:x="7.985cm" svg:y="3.54cm">
          <text:p text:style-name="P13">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2" draw:layer="layout" svg:x1="11.16cm" svg:y1="4.175cm" svg:x2="9.255cm" svg:y2="4.175cm">
          <text:p/>
        </draw:line>
        <draw:custom-shape draw:style-name="gr11" draw:text-style-name="P14" draw:layer="layout" svg:width="1.27cm" svg:height="1.27cm" svg:x="4.81cm" svg:y="6.708cm">
          <text:p text:style-name="P13"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445cm" svg:y1="6.454cm" svg:x2="4.175cm" svg:y2="6.454cm">
          <text:p/>
        </draw:line>
        <draw:line draw:style-name="gr2" draw:text-style-name="P2" draw:layer="layout" svg:x1="5.445cm" svg:y1="8.232cm" svg:x2="4.175cm" svg:y2="8.232cm">
          <text:p/>
        </draw:line>
        <draw:line draw:style-name="gr2" draw:text-style-name="P12" draw:layer="layout" svg:x1="5.445cm" svg:y1="6.454cm" svg:x2="5.445cm" svg:y2="6.708cm">
          <text:p/>
        </draw:line>
        <draw:line draw:style-name="gr2" draw:text-style-name="P12" draw:layer="layout" svg:x1="5.446cm" svg:y1="7.978cm" svg:x2="5.445cm" svg:y2="8.232cm">
          <text:p/>
        </draw:line>
        <draw:line draw:style-name="gr2" draw:text-style-name="P12" draw:layer="layout" svg:x1="7.985cm" svg:y1="7.343cm" svg:x2="6.08cm" svg:y2="7.343cm">
          <text:p/>
        </draw:line>
        <draw:custom-shape draw:style-name="gr13" draw:text-style-name="P10" draw:layer="layout" svg:width="2.154cm" svg:height="1.27cm" svg:x="2.016cm" svg:y="5.826cm">
          <text:p text:style-name="P3">L<text:span text:style-name="T4">x,y,g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154cm" svg:height="1.27cm" svg:x="2.021cm" svg:y="7.604cm">
          <text:p text:style-name="P3"><text:span text:style-name="T5">R</text:span><text:span text:style-name="T4">x-d,y,g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.27cm" svg:height="1.27cm" svg:x="7.985cm" svg:y="6.708cm">
          <text:p text:style-name="P13">6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2" draw:layer="layout" svg:x1="11.795cm" svg:y1="7.35cm" svg:x2="9.255cm" svg:y2="7.343cm">
          <text:p/>
        </draw:line>
        <draw:custom-shape draw:style-name="gr11" draw:text-style-name="P14" draw:layer="layout" svg:width="1.27cm" svg:height="1.27cm" svg:x="4.81cm" svg:y="9.89cm">
          <text:p text:style-name="P13"><text:span text:style-name="T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445cm" svg:y1="9.636cm" svg:x2="4.175cm" svg:y2="9.636cm">
          <text:p/>
        </draw:line>
        <draw:line draw:style-name="gr2" draw:text-style-name="P2" draw:layer="layout" svg:x1="5.445cm" svg:y1="11.414cm" svg:x2="4.175cm" svg:y2="11.414cm">
          <text:p/>
        </draw:line>
        <draw:line draw:style-name="gr2" draw:text-style-name="P12" draw:layer="layout" svg:x1="5.445cm" svg:y1="9.636cm" svg:x2="5.445cm" svg:y2="9.89cm">
          <text:p/>
        </draw:line>
        <draw:line draw:style-name="gr2" draw:text-style-name="P12" draw:layer="layout" svg:x1="5.446cm" svg:y1="11.16cm" svg:x2="5.445cm" svg:y2="11.414cm">
          <text:p/>
        </draw:line>
        <draw:line draw:style-name="gr2" draw:text-style-name="P12" draw:layer="layout" svg:x1="7.985cm" svg:y1="10.525cm" svg:x2="6.08cm" svg:y2="10.525cm">
          <text:p/>
        </draw:line>
        <draw:custom-shape draw:style-name="gr13" draw:text-style-name="P10" draw:layer="layout" svg:width="2.154cm" svg:height="1.27cm" svg:x="2.021cm" svg:y="9.001cm">
          <text:p text:style-name="P3">L<text:span text:style-name="T4">x,y,b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154cm" svg:height="1.27cm" svg:x="2.016cm" svg:y="10.779cm">
          <text:p text:style-name="P3"><text:span text:style-name="T5">R</text:span><text:span text:style-name="T4">x-d,y,b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.27cm" svg:height="1.27cm" svg:x="7.985cm" svg:y="9.89cm">
          <text:p text:style-name="P13">8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2" draw:layer="layout" svg:x1="14.97cm" svg:y1="10.525cm" svg:x2="9.255cm" svg:y2="10.525cm">
          <text:p/>
        </draw:line>
        <draw:custom-shape draw:style-name="gr11" draw:text-style-name="P14" draw:layer="layout" svg:width="1.27cm" svg:height="1.27cm" svg:x="11.16cm" svg:y="3.54cm">
          <text:p text:style-name="P13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1.27cm" svg:height="1.27cm" svg:x="14.335cm" svg:y="3.54cm">
          <text:p text:style-name="P13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2" draw:layer="layout" svg:x1="11.795cm" svg:y1="7.351cm" svg:x2="11.795cm" svg:y2="4.81cm">
          <text:p/>
        </draw:line>
        <draw:line draw:style-name="gr2" draw:text-style-name="P12" draw:layer="layout" svg:x1="14.97cm" svg:y1="10.525cm" svg:x2="14.97cm" svg:y2="4.809cm">
          <text:p/>
        </draw:line>
        <draw:line draw:style-name="gr2" draw:text-style-name="P12" draw:layer="layout" svg:x1="14.335cm" svg:y1="4.175cm" svg:x2="12.43cm" svg:y2="4.175cm">
          <text:p/>
        </draw:line>
        <draw:line draw:style-name="gr2" draw:text-style-name="P2" draw:layer="layout" svg:x1="16.24cm" svg:y1="4.175cm" svg:x2="15.605cm" svg:y2="4.175cm">
          <text:p/>
        </draw:line>
        <draw:custom-shape draw:style-name="gr15" draw:text-style-name="P11" draw:layer="layout" svg:width="2.54cm" svg:height="1.27cm" svg:x="16.24cm" svg:y="3.54cm">
          <text:p text:style-name="P6">C<text:span text:style-name="T4">SAD,x,y,d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635cm" svg:height="0.635cm" svg:x="6.715cm" svg:y="3.54cm">
          <text:p text:style-name="P13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0.635cm" svg:height="0.635cm" svg:x="9.89cm" svg:y="3.54cm">
          <text:p text:style-name="P13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0.635cm" svg:height="0.635cm" svg:x="13.065cm" svg:y="3.54cm">
          <text:p text:style-name="P13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0.635cm" svg:height="0.635cm" svg:x="10.248cm" svg:y="6.715cm">
          <text:p text:style-name="P13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0.635cm" svg:height="0.635cm" svg:x="13.065cm" svg:y="3.54cm">
          <text:p text:style-name="P13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0.635cm" svg:height="0.635cm" svg:x="6.715cm" svg:y="6.715cm">
          <text:p text:style-name="P13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0.635cm" svg:height="0.635cm" svg:x="6.715cm" svg:y="9.89cm">
          <text:p text:style-name="P13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0.635cm" svg:height="0.635cm" svg:x="13.065cm" svg:y="3.54cm">
          <text:p text:style-name="P13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0.635cm" svg:height="0.635cm" svg:x="11.795cm" svg:y="9.89cm">
          <text:p text:style-name="P13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0.889cm" svg:height="1.016cm" svg:x="5.953cm" svg:y="4.04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889cm" svg:height="1.016cm" svg:x="7.223cm" svg:y="4.048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0.889cm" svg:height="1.016cm" svg:x="9.128cm" svg:y="4.048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889cm" svg:height="1.016cm" svg:x="10.398cm" svg:y="4.048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889cm" svg:height="1.016cm" svg:x="12.303cm" svg:y="4.04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889cm" svg:height="1.016cm" svg:x="13.573cm" svg:y="4.048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889cm" svg:height="1.016cm" svg:x="5.953cm" svg:y="7.223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889cm" svg:height="1.016cm" svg:x="7.223cm" svg:y="7.223cm">
          <text:p text:style-name="P1">h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889cm" svg:height="1.016cm" svg:x="9.155cm" svg:y="7.223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889cm" svg:height="1.016cm" svg:x="11.668cm" svg:y="4.81cm">
          <text:p text:style-name="P1">j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889cm" svg:height="1.016cm" svg:x="5.953cm" svg:y="10.398cm">
          <text:p text:style-name="P1">k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889cm" svg:height="1.016cm" svg:x="7.223cm" svg:y="10.398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889cm" svg:height="1.016cm" svg:x="9.228cm" svg:y="10.398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889cm" svg:height="1.016cm" svg:x="14.87cm" svg:y="4.683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.27cm" svg:height="1.27cm" svg:x="20.05cm" svg:y="2.27cm">
          <text:p text:style-name="P13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7cm" svg:height="1.27cm" svg:x="20.05cm" svg:y="4.175cm">
          <text:p text:style-name="P13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1.27cm" svg:height="1.27cm" svg:x="21.955cm" svg:y="6.08cm">
          <text:p text:style-name="P13"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7cm" svg:height="1.27cm" svg:x="21.955cm" svg:y="7.985cm">
          <text:p text:style-name="P13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1.27cm" svg:height="1.27cm" svg:x="23.86cm" svg:y="9.89cm">
          <text:p text:style-name="P13"><text:span text:style-name="T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2" draw:layer="layout" svg:x1="24.495cm" svg:y1="13.7cm" svg:x2="20.685cm" svg:y2="16.24cm">
          <text:p/>
        </draw:line>
        <draw:line draw:style-name="gr2" draw:text-style-name="P12" draw:layer="layout" svg:x1="22.59cm" svg:y1="13.065cm" svg:x2="20.685cm" svg:y2="14.335cm">
          <text:p/>
        </draw:line>
        <draw:line draw:style-name="gr2" draw:text-style-name="P12" draw:layer="layout" svg:x1="24.495cm" svg:y1="13.7cm" svg:x2="24.495cm" svg:y2="11.16cm">
          <text:p/>
        </draw:line>
        <draw:custom-shape draw:style-name="gr11" draw:text-style-name="P14" draw:layer="layout" svg:width="1.27cm" svg:height="1.27cm" svg:x="20.05cm" svg:y="13.7cm">
          <text:p text:style-name="P13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1.27cm" svg:height="1.27cm" svg:x="20.05cm" svg:y="15.605cm">
          <text:p text:style-name="P13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7cm" svg:height="1.27cm" svg:x="23.86cm" svg:y="11.795cm">
          <text:p text:style-name="P13">8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2" draw:layer="layout" svg:x1="19.796cm" svg:y1="3.794cm" svg:x2="25.384cm" svg:y2="3.794cm">
          <text:p/>
        </draw:line>
        <draw:line draw:style-name="gr18" draw:text-style-name="P2" draw:layer="layout" svg:x1="19.796cm" svg:y1="5.699cm" svg:x2="25.384cm" svg:y2="5.699cm">
          <text:p/>
        </draw:line>
        <draw:line draw:style-name="gr18" draw:text-style-name="P2" draw:layer="layout" svg:x1="19.796cm" svg:y1="7.604cm" svg:x2="25.384cm" svg:y2="7.604cm">
          <text:p/>
        </draw:line>
        <draw:line draw:style-name="gr18" draw:text-style-name="P2" draw:layer="layout" svg:x1="19.796cm" svg:y1="9.509cm" svg:x2="25.384cm" svg:y2="9.509cm">
          <text:p/>
        </draw:line>
        <draw:line draw:style-name="gr18" draw:text-style-name="P2" draw:layer="layout" svg:x1="19.796cm" svg:y1="11.414cm" svg:x2="25.384cm" svg:y2="11.414cm">
          <text:p/>
        </draw:line>
        <draw:line draw:style-name="gr18" draw:text-style-name="P2" draw:layer="layout" svg:x1="19.796cm" svg:y1="13.319cm" svg:x2="25.384cm" svg:y2="13.319cm">
          <text:p/>
        </draw:line>
        <draw:line draw:style-name="gr18" draw:text-style-name="P2" draw:layer="layout" svg:x1="19.796cm" svg:y1="15.224cm" svg:x2="25.384cm" svg:y2="15.224cm">
          <text:p/>
        </draw:line>
        <draw:line draw:style-name="gr2" draw:text-style-name="P12" draw:layer="layout" svg:x1="28.94cm" svg:y1="13.065cm" svg:x2="28.94cm" svg:y2="10.652cm">
          <text:p/>
        </draw:line>
        <draw:line draw:style-name="gr2" draw:text-style-name="P12" draw:layer="layout" svg:x1="27.035cm" svg:y1="15.605cm" svg:x2="27.035cm" svg:y2="10.525cm">
          <text:p/>
        </draw:line>
        <draw:custom-shape draw:style-name="gr11" draw:text-style-name="P14" draw:layer="layout" svg:width="1.27cm" svg:height="1.27cm" svg:x="26.4cm" svg:y="9.89cm">
          <text:p text:style-name="P13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7cm" svg:height="1.27cm" svg:x="26.4cm" svg:y="11.795cm">
          <text:p text:style-name="P13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1.27cm" svg:height="1.27cm" svg:x="28.305cm" svg:y="9.89cm">
          <text:p text:style-name="P13"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7cm" svg:height="1.27cm" svg:x="28.305cm" svg:y="11.795cm">
          <text:p text:style-name="P13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1.27cm" svg:height="1.27cm" svg:x="30.21cm" svg:y="9.89cm">
          <text:p text:style-name="P13"><text:span text:style-name="T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2" draw:layer="layout" svg:x1="30.845cm" svg:y1="13.7cm" svg:x2="27.035cm" svg:y2="16.24cm">
          <text:p/>
        </draw:line>
        <draw:line draw:style-name="gr2" draw:text-style-name="P12" draw:layer="layout" svg:x1="28.94cm" svg:y1="13.065cm" svg:x2="27.035cm" svg:y2="14.335cm">
          <text:p/>
        </draw:line>
        <draw:line draw:style-name="gr2" draw:text-style-name="P12" draw:layer="layout" svg:x1="30.845cm" svg:y1="13.7cm" svg:x2="30.845cm" svg:y2="11.16cm">
          <text:p/>
        </draw:line>
        <draw:custom-shape draw:style-name="gr11" draw:text-style-name="P14" draw:layer="layout" svg:width="1.27cm" svg:height="1.27cm" svg:x="26.4cm" svg:y="13.7cm">
          <text:p text:style-name="P13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1.27cm" svg:height="1.27cm" svg:x="26.4cm" svg:y="15.605cm">
          <text:p text:style-name="P13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7cm" svg:height="1.27cm" svg:x="30.21cm" svg:y="11.795cm">
          <text:p text:style-name="P13">8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2" draw:layer="layout" svg:x1="26.146cm" svg:y1="11.414cm" svg:x2="31.734cm" svg:y2="11.414cm">
          <text:p/>
        </draw:line>
        <draw:line draw:style-name="gr18" draw:text-style-name="P2" draw:layer="layout" svg:x1="26.146cm" svg:y1="13.319cm" svg:x2="31.734cm" svg:y2="13.319cm">
          <text:p/>
        </draw:line>
        <draw:line draw:style-name="gr18" draw:text-style-name="P2" draw:layer="layout" svg:x1="26.146cm" svg:y1="15.224cm" svg:x2="31.734cm" svg:y2="15.224cm">
          <text:p/>
        </draw:line>
        <draw:line draw:style-name="gr2" draw:text-style-name="P12" draw:layer="layout" svg:x1="2.905cm" svg:y1="14.97cm" svg:x2="2.905cm" svg:y2="13.065cm">
          <text:p/>
        </draw:line>
        <draw:custom-shape draw:style-name="gr11" draw:text-style-name="P14" draw:layer="layout" svg:width="1.27cm" svg:height="1.27cm" svg:x="2.27cm" svg:y="12.43cm">
          <text:p text:style-name="P13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7cm" svg:height="1.27cm" svg:x="2.27cm" svg:y="14.335cm">
          <text:p text:style-name="P13">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2" draw:layer="layout" svg:x1="2.016cm" svg:y1="13.954cm" svg:x2="3.794cm" svg:y2="13.954cm">
          <text:p/>
        </draw:line>
        <draw:line draw:style-name="gr2" draw:text-style-name="P12" draw:layer="layout" svg:x1="7.35cm" svg:y1="15.605cm" svg:x2="7.35cm" svg:y2="13.192cm">
          <text:p/>
        </draw:line>
        <draw:custom-shape draw:style-name="gr11" draw:text-style-name="P14" draw:layer="layout" svg:width="1.27cm" svg:height="1.27cm" svg:x="4.81cm" svg:y="12.43cm">
          <text:p text:style-name="P13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7cm" svg:height="1.27cm" svg:x="4.81cm" svg:y="14.335cm">
          <text:p text:style-name="P13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1.27cm" svg:height="1.27cm" svg:x="6.715cm" svg:y="12.43cm">
          <text:p text:style-name="P13"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7cm" svg:height="1.27cm" svg:x="6.715cm" svg:y="14.335cm">
          <text:p text:style-name="P13">6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2" draw:layer="layout" svg:x1="4.556cm" svg:y1="13.954cm" svg:x2="8.239cm" svg:y2="13.954cm">
          <text:p/>
        </draw:line>
      </draw:page>
      <draw:page draw:name="page4" draw:style-name="dp1" draw:master-page-name="Default">
        <draw:line draw:style-name="gr18" draw:text-style-name="P2" draw:layer="layout" svg:x1="8.366cm" svg:y1="16.24cm" svg:x2="12.684cm" svg:y2="16.24cm">
          <text:p/>
        </draw:line>
        <draw:line draw:style-name="gr18" draw:text-style-name="P2" draw:layer="layout" svg:x1="8.366cm" svg:y1="14.97cm" svg:x2="12.684cm" svg:y2="14.97cm">
          <text:p/>
        </draw:line>
        <draw:line draw:style-name="gr2" draw:text-style-name="P12" draw:layer="layout" svg:x1="4.81cm" svg:y1="6.588cm" svg:x2="4.81cm" svg:y2="3.667cm">
          <text:p/>
        </draw:line>
        <draw:line draw:style-name="gr2" draw:text-style-name="P12" draw:layer="layout" svg:x1="2.905cm" svg:y1="8.62cm" svg:x2="2.905cm" svg:y2="3.54cm">
          <text:p/>
        </draw:line>
        <draw:custom-shape draw:style-name="gr11" draw:text-style-name="P16" draw:layer="layout" svg:width="1.27cm" svg:height="1.27cm" svg:x="2.27cm" svg:y="2.905cm">
          <text:p text:style-name="P15"><text:span text:style-name="T6">-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7cm" svg:height="1.27cm" svg:x="2.27cm" svg:y="4.81cm">
          <text:p text:style-name="P1">| . |<text:span text:style-name="T4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1.27cm" svg:height="1.27cm" svg:x="4.175cm" svg:y="2.905cm">
          <text:p text:style-name="P15"><text:span text:style-name="T6">-</text:span><text:span text:style-name="T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7cm" svg:height="1.27cm" svg:x="4.175cm" svg:y="4.81cm">
          <text:p text:style-name="P1">| . |<text:span text:style-name="T4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8" draw:layer="layout" svg:width="1.27cm" svg:height="1.27cm" svg:x="6.08cm" svg:y="4.81cm">
          <text:p text:style-name="P17"><text:span text:style-name="T6">-</text:span><text:span text:style-name="T7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2" draw:layer="layout" svg:x1="6.715cm" svg:y1="7.985cm" svg:x2="2.905cm" svg:y2="9.255cm">
          <text:p/>
        </draw:line>
        <draw:line draw:style-name="gr2" draw:text-style-name="P12" draw:layer="layout" svg:x1="4.81cm" svg:y1="6.588cm" svg:x2="2.905cm" svg:y2="7.35cm">
          <text:p/>
        </draw:line>
        <draw:line draw:style-name="gr2" draw:text-style-name="P12" draw:layer="layout" svg:x1="6.715cm" svg:y1="7.35cm" svg:x2="6.715cm" svg:y2="6.08cm">
          <text:p/>
        </draw:line>
        <draw:custom-shape draw:style-name="gr11" draw:text-style-name="P16" draw:layer="layout" svg:width="1.27cm" svg:height="1.27cm" svg:x="2.27cm" svg:y="6.715cm">
          <text:p text:style-name="P15"><text:span text:style-name="T6">+</text:span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9" draw:layer="layout" svg:width="1.27cm" svg:height="1.27cm" svg:x="2.27cm" svg:y="8.62cm">
          <text:p text:style-name="P15"><text:span text:style-name="T6">+</text:span><text:span text:style-name="T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7cm" svg:height="1.27cm" svg:x="6.08cm" svg:y="6.715cm">
          <text:p text:style-name="P1">| . |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2" draw:layer="layout" svg:x1="2.016cm" svg:y1="4.429cm" svg:x2="7.604cm" svg:y2="4.429cm">
          <text:p/>
        </draw:line>
        <draw:line draw:style-name="gr18" draw:text-style-name="P2" draw:layer="layout" svg:x1="2.016cm" svg:y1="6.334cm" svg:x2="7.604cm" svg:y2="6.334cm">
          <text:p/>
        </draw:line>
        <draw:line draw:style-name="gr18" draw:text-style-name="P2" draw:layer="layout" svg:x1="2.016cm" svg:y1="8.239cm" svg:x2="7.604cm" svg:y2="8.239cm">
          <text:p/>
        </draw:line>
        <draw:line draw:style-name="gr2" draw:text-style-name="P12" draw:layer="layout" svg:x1="11.16cm" svg:y1="6.08cm" svg:x2="11.16cm" svg:y2="3.667cm">
          <text:p/>
        </draw:line>
        <draw:line draw:style-name="gr2" draw:text-style-name="P12" draw:layer="layout" svg:x1="9.255cm" svg:y1="8.62cm" svg:x2="9.255cm" svg:y2="3.54cm">
          <text:p/>
        </draw:line>
        <draw:custom-shape draw:style-name="gr11" draw:text-style-name="P16" draw:layer="layout" svg:width="1.27cm" svg:height="1.27cm" svg:x="8.62cm" svg:y="2.905cm">
          <text:p text:style-name="P15"><text:span text:style-name="T6">-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7cm" svg:height="1.27cm" svg:x="8.62cm" svg:y="4.81cm">
          <text:p text:style-name="P1">| . |<text:span text:style-name="T4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1.27cm" svg:height="1.27cm" svg:x="10.525cm" svg:y="2.905cm">
          <text:p text:style-name="P15"><text:span text:style-name="T6">-</text:span><text:span text:style-name="T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7cm" svg:height="1.27cm" svg:x="10.525cm" svg:y="4.81cm">
          <text:p text:style-name="P1">| . |<text:span text:style-name="T4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1.27cm" svg:height="1.27cm" svg:x="12.43cm" svg:y="2.905cm">
          <text:p text:style-name="P15"><text:span text:style-name="T6">-</text:span><text:span text:style-name="T7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2" draw:layer="layout" svg:x1="13.065cm" svg:y1="6.715cm" svg:x2="9.255cm" svg:y2="9.255cm">
          <text:p/>
        </draw:line>
        <draw:line draw:style-name="gr2" draw:text-style-name="P12" draw:layer="layout" svg:x1="11.16cm" svg:y1="6.08cm" svg:x2="9.255cm" svg:y2="7.35cm">
          <text:p/>
        </draw:line>
        <draw:line draw:style-name="gr2" draw:text-style-name="P12" draw:layer="layout" svg:x1="13.065cm" svg:y1="6.715cm" svg:x2="13.065cm" svg:y2="4.175cm">
          <text:p/>
        </draw:line>
        <draw:custom-shape draw:style-name="gr11" draw:text-style-name="P16" draw:layer="layout" svg:width="1.27cm" svg:height="1.27cm" svg:x="8.62cm" svg:y="6.715cm">
          <text:p text:style-name="P15"><text:span text:style-name="T6">+</text:span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1.27cm" svg:height="1.27cm" svg:x="8.62cm" svg:y="8.62cm">
          <text:p text:style-name="P15"><text:span text:style-name="T6">+</text:span><text:span text:style-name="T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7cm" svg:height="1.27cm" svg:x="12.43cm" svg:y="4.81cm">
          <text:p text:style-name="P1">| . |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2" draw:layer="layout" svg:x1="8.366cm" svg:y1="4.429cm" svg:x2="13.954cm" svg:y2="4.429cm">
          <text:p/>
        </draw:line>
        <draw:line draw:style-name="gr18" draw:text-style-name="P2" draw:layer="layout" svg:x1="8.366cm" svg:y1="6.334cm" svg:x2="13.954cm" svg:y2="6.334cm">
          <text:p/>
        </draw:line>
        <draw:line draw:style-name="gr18" draw:text-style-name="P2" draw:layer="layout" svg:x1="8.366cm" svg:y1="8.239cm" svg:x2="13.954cm" svg:y2="8.239cm">
          <text:p/>
        </draw:line>
        <draw:custom-shape draw:style-name="gr19" draw:text-style-name="P12" draw:layer="layout" svg:width="0.508cm" svg:height="1.27cm" svg:x="1.635cm" svg:y="2.90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508cm" svg:height="1.27cm" svg:x="1.635cm" svg:y="4.805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508cm" svg:height="1.27cm" svg:x="1.635cm" svg:y="6.715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508cm" svg:height="1.27cm" svg:x="1.635cm" svg:y="8.62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508cm" svg:height="1.27cm" svg:x="7.985cm" svg:y="2.90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508cm" svg:height="1.27cm" svg:x="7.985cm" svg:y="4.805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508cm" svg:height="1.27cm" svg:x="7.985cm" svg:y="6.715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508cm" svg:height="1.27cm" svg:x="7.985cm" svg:y="8.62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2" draw:layer="layout" svg:x1="17.51cm" svg:y1="6.08cm" svg:x2="17.51cm" svg:y2="3.667cm">
          <text:p/>
        </draw:line>
        <draw:line draw:style-name="gr2" draw:text-style-name="P12" draw:layer="layout" svg:x1="15.605cm" svg:y1="11.287cm" svg:x2="15.605cm" svg:y2="3.54cm">
          <text:p/>
        </draw:line>
        <draw:custom-shape draw:style-name="gr11" draw:text-style-name="P16" draw:layer="layout" svg:width="1.27cm" svg:height="1.27cm" svg:x="14.97cm" svg:y="2.905cm">
          <text:p text:style-name="P15"><text:span text:style-name="T6">-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7cm" svg:height="1.27cm" svg:x="14.97cm" svg:y="4.81cm">
          <text:p text:style-name="P1">| . |<text:span text:style-name="T4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1.27cm" svg:height="1.27cm" svg:x="16.875cm" svg:y="2.905cm">
          <text:p text:style-name="P15"><text:span text:style-name="T6">-</text:span><text:span text:style-name="T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7cm" svg:height="1.27cm" svg:x="16.875cm" svg:y="4.81cm">
          <text:p text:style-name="P1">| . |<text:span text:style-name="T4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1.27cm" svg:height="1.27cm" svg:x="18.78cm" svg:y="6.715cm">
          <text:p text:style-name="P15"><text:span text:style-name="T6">-</text:span><text:span text:style-name="T7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2" draw:layer="layout" svg:x1="17.51cm" svg:y1="6.08cm" svg:x2="15.605cm" svg:y2="7.35cm">
          <text:p/>
        </draw:line>
        <draw:line draw:style-name="gr2" draw:text-style-name="P12" draw:layer="layout" svg:x1="19.415cm" svg:y1="9.255cm" svg:x2="19.415cm" svg:y2="7.985cm">
          <text:p/>
        </draw:line>
        <draw:custom-shape draw:style-name="gr11" draw:text-style-name="P16" draw:layer="layout" svg:width="1.27cm" svg:height="1.27cm" svg:x="14.97cm" svg:y="6.715cm">
          <text:p text:style-name="P15"><text:span text:style-name="T6">+</text:span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7cm" svg:height="1.27cm" svg:x="18.78cm" svg:y="8.62cm">
          <text:p text:style-name="P1">| . |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2" draw:layer="layout" svg:x1="14.716cm" svg:y1="4.429cm" svg:x2="20.304cm" svg:y2="4.429cm">
          <text:p/>
        </draw:line>
        <draw:line draw:style-name="gr18" draw:text-style-name="P2" draw:layer="layout" svg:x1="14.716cm" svg:y1="6.334cm" svg:x2="20.304cm" svg:y2="6.334cm">
          <text:p/>
        </draw:line>
        <draw:line draw:style-name="gr18" draw:text-style-name="P2" draw:layer="layout" svg:x1="14.716cm" svg:y1="8.239cm" svg:x2="20.304cm" svg:y2="8.239cm">
          <text:p/>
        </draw:line>
        <draw:custom-shape draw:style-name="gr19" draw:text-style-name="P12" draw:layer="layout" svg:width="0.508cm" svg:height="1.27cm" svg:x="14.335cm" svg:y="2.90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508cm" svg:height="1.27cm" svg:x="14.335cm" svg:y="4.805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508cm" svg:height="1.27cm" svg:x="14.335cm" svg:y="6.715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508cm" svg:height="1.27cm" svg:x="14.335cm" svg:y="8.62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2" draw:layer="layout" svg:x1="19.415cm" svg:y1="9.89cm" svg:x2="15.605cm" svg:y2="11.16cm">
          <text:p/>
        </draw:line>
        <draw:custom-shape draw:style-name="gr11" draw:text-style-name="P19" draw:layer="layout" svg:width="1.27cm" svg:height="1.27cm" svg:x="14.97cm" svg:y="10.525cm">
          <text:p text:style-name="P15"><text:span text:style-name="T6">+</text:span><text:span text:style-name="T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508cm" svg:height="1.27cm" svg:x="14.335cm" svg:y="10.525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2" draw:layer="layout" svg:x1="14.716cm" svg:y1="10.144cm" svg:x2="20.304cm" svg:y2="10.144cm">
          <text:p/>
        </draw:line>
        <draw:line draw:style-name="gr2" draw:text-style-name="P12" draw:layer="layout" svg:x1="4.81cm" svg:y1="16.875cm" svg:x2="4.81cm" svg:y2="14.462cm">
          <text:p/>
        </draw:line>
        <draw:line draw:style-name="gr2" draw:text-style-name="P12" draw:layer="layout" svg:x1="2.905cm" svg:y1="19.415cm" svg:x2="2.905cm" svg:y2="14.335cm">
          <text:p/>
        </draw:line>
        <draw:custom-shape draw:style-name="gr11" draw:text-style-name="P16" draw:layer="layout" svg:width="1.27cm" svg:height="1.27cm" svg:x="2.27cm" svg:y="13.7cm">
          <text:p text:style-name="P15"><text:span text:style-name="T6">-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7cm" svg:height="1.27cm" svg:x="2.27cm" svg:y="15.605cm">
          <text:p text:style-name="P1">| . |<text:span text:style-name="T4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1.27cm" svg:height="1.27cm" svg:x="4.175cm" svg:y="13.7cm">
          <text:p text:style-name="P15"><text:span text:style-name="T6">-</text:span><text:span text:style-name="T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7cm" svg:height="1.27cm" svg:x="4.175cm" svg:y="15.605cm">
          <text:p text:style-name="P1">| . |<text:span text:style-name="T4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1.27cm" svg:height="1.27cm" svg:x="6.08cm" svg:y="13.7cm">
          <text:p text:style-name="P15"><text:span text:style-name="T6">-</text:span><text:span text:style-name="T7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2" draw:layer="layout" svg:x1="6.715cm" svg:y1="17.51cm" svg:x2="2.905cm" svg:y2="20.05cm">
          <text:p/>
        </draw:line>
        <draw:line draw:style-name="gr2" draw:text-style-name="P12" draw:layer="layout" svg:x1="4.81cm" svg:y1="16.875cm" svg:x2="2.905cm" svg:y2="18.145cm">
          <text:p/>
        </draw:line>
        <draw:line draw:style-name="gr2" draw:text-style-name="P12" draw:layer="layout" svg:x1="6.715cm" svg:y1="17.51cm" svg:x2="6.715cm" svg:y2="14.97cm">
          <text:p/>
        </draw:line>
        <draw:custom-shape draw:style-name="gr11" draw:text-style-name="P16" draw:layer="layout" svg:width="1.27cm" svg:height="1.27cm" svg:x="2.27cm" svg:y="17.51cm">
          <text:p text:style-name="P15"><text:span text:style-name="T6">+</text:span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1.27cm" svg:height="1.27cm" svg:x="2.27cm" svg:y="19.415cm">
          <text:p text:style-name="P15"><text:span text:style-name="T6">+</text:span><text:span text:style-name="T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7cm" svg:height="1.27cm" svg:x="6.08cm" svg:y="15.605cm">
          <text:p text:style-name="P1">| . |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2" draw:layer="layout" svg:x1="2.016cm" svg:y1="15.224cm" svg:x2="7.604cm" svg:y2="15.224cm">
          <text:p/>
        </draw:line>
        <draw:line draw:style-name="gr18" draw:text-style-name="P2" draw:layer="layout" svg:x1="2.016cm" svg:y1="17.129cm" svg:x2="7.604cm" svg:y2="17.129cm">
          <text:p/>
        </draw:line>
        <draw:line draw:style-name="gr18" draw:text-style-name="P2" draw:layer="layout" svg:x1="2.016cm" svg:y1="19.034cm" svg:x2="7.604cm" svg:y2="19.034cm">
          <text:p/>
        </draw:line>
        <draw:custom-shape draw:style-name="gr19" draw:text-style-name="P12" draw:layer="layout" svg:width="0.508cm" svg:height="1.27cm" svg:x="1.635cm" svg:y="13.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508cm" svg:height="1.27cm" svg:x="1.635cm" svg:y="15.6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508cm" svg:height="1.27cm" svg:x="1.635cm" svg:y="17.51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508cm" svg:height="1.27cm" svg:x="1.635cm" svg:y="19.415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1.27cm" svg:height="1.27cm" svg:x="8.62cm" svg:y="13.7cm">
          <text:p text:style-name="P1"><text:span text:style-name="T5">-</text:span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1.27cm" svg:height="1.27cm" svg:x="9.89cm" svg:y="13.7cm">
          <text:p text:style-name="P1"><text:span text:style-name="T5">-</text:span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3" draw:layer="layout" svg:width="0.635cm" svg:height="2.54cm" svg:x="11.16cm" svg:y="13.7cm">
          <text:p text:style-name="P1"><text:span text:style-name="T5">-</text:span><text:span text:style-name="T4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1.27cm" svg:height="1.27cm" svg:x="8.62cm" svg:y="14.97cm">
          <text:p text:style-name="P1">| . |<text:span text:style-name="T4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1.27cm" svg:height="1.27cm" svg:x="9.89cm" svg:y="14.97cm">
          <text:p text:style-name="P1">| . |<text:span text:style-name="T4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3" draw:layer="layout" svg:width="0.635cm" svg:height="2.54cm" svg:x="11.795cm" svg:y="14.97cm">
          <text:p text:style-name="P1">|.|</text:p>
          <text:p text:style-name="P1">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1.27cm" svg:height="1.27cm" svg:x="8.62cm" svg:y="16.24cm">
          <text:p text:style-name="P1"><text:span text:style-name="T5">+</text:span><text:span text:style-name="T4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1.27cm" svg:height="1.27cm" svg:x="8.62cm" svg:y="17.51cm">
          <text:p text:style-name="P1"><text:span text:style-name="T5">+</text:span><text:span text:style-name="T4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508cm" svg:height="1.27cm" svg:x="7.985cm" svg:y="13.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508cm" svg:height="1.27cm" svg:x="7.985cm" svg:y="14.97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508cm" svg:height="1.27cm" svg:x="7.985cm" svg:y="16.24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508cm" svg:height="1.27cm" svg:x="7.985cm" svg:y="17.51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2" draw:layer="layout" svg:x1="8.366cm" svg:y1="17.51cm" svg:x2="12.684cm" svg:y2="17.51cm">
          <text:p/>
        </draw:line>
        <draw:custom-shape draw:style-name="gr21" draw:text-style-name="P20" draw:layer="layout" svg:width="1.905cm" svg:height="0.635cm" svg:x="13.065cm" svg:y="13.065cm">
          <text:p text:style-name="P6">al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2" draw:layer="layout" svg:width="3.683cm" svg:height="1.27cm" svg:x="13.065cm" svg:y="13.7cm">
          <text:p text:style-name="P21">2x1+1x<text:span text:style-name="T8">1</text:span><text:span text:style-name="T5">/</text:span><text:span text:style-name="T4">2</text:span><text:span text:style-name="T5">=2</text:span><text:span text:style-name="T8">1</text:span><text:span text:style-name="T5">/</text:span><text:span text:style-name="T4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3.175cm" svg:height="1.27cm" svg:x="13.065cm" svg:y="14.97cm">
          <text:p text:style-name="P21">2x1+2x<text:span text:style-name="T8">1</text:span><text:span text:style-name="T5">/</text:span><text:span text:style-name="T4">2</text:span><text:span text:style-name="T5">=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2" draw:layer="layout" svg:width="3.556cm" svg:height="1.27cm" svg:x="13.065cm" svg:y="16.24cm">
          <text:p text:style-name="P21">1x1+1x<text:span text:style-name="T8">1</text:span><text:span text:style-name="T5">/</text:span><text:span text:style-name="T4">2</text:span><text:span text:style-name="T5">=1</text:span><text:span text:style-name="T8">1</text:span><text:span text:style-name="T5">/</text:span><text:span text:style-name="T4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2" draw:layer="layout" svg:width="3.556cm" svg:height="1.27cm" svg:x="13.065cm" svg:y="17.51cm">
          <text:p text:style-name="P21">1x1<text:span text:style-name="T5">=1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1" draw:layer="layout" svg:width="2.54cm" svg:height="2.54cm" svg:x="3.54cm" svg:y="1cm">
          <text:p text:style-name="P1">Census</text:p>
          <text:p text:style-name="P1">Co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1.27cm" svg:height="1.27cm" svg:x="4.175cm" svg:y="4.81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81cm" svg:y1="4.556cm" svg:x2="3.54cm" svg:y2="4.556cm">
          <text:p/>
        </draw:line>
        <draw:line draw:style-name="gr2" draw:text-style-name="P2" draw:layer="layout" svg:x1="4.81cm" svg:y1="6.334cm" svg:x2="3.54cm" svg:y2="6.334cm">
          <text:p/>
        </draw:line>
        <draw:line draw:style-name="gr2" draw:text-style-name="P2" draw:layer="layout" svg:x1="4.81cm" svg:y1="4.556cm" svg:x2="4.81cm" svg:y2="4.81cm">
          <text:p/>
        </draw:line>
        <draw:line draw:style-name="gr2" draw:text-style-name="P2" draw:layer="layout" svg:x1="4.811cm" svg:y1="6.08cm" svg:x2="4.81cm" svg:y2="6.334cm">
          <text:p/>
        </draw:line>
        <draw:line draw:style-name="gr2" draw:text-style-name="P2" draw:layer="layout" svg:x1="6.715cm" svg:y1="5.445cm" svg:x2="5.445cm" svg:y2="5.445cm">
          <text:p/>
        </draw:line>
        <draw:custom-shape draw:style-name="gr12" draw:text-style-name="P2" draw:layer="layout" svg:width="0.889cm" svg:height="0.635cm" svg:x="4.81cm" svg:y="5.953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154cm" svg:height="1.27cm" svg:x="1.381cm" svg:y="3.921cm">
          <text:p text:style-name="P3">L<text:span text:style-name="T4">x,y</text:span></text:p>
          <draw:enhanced-geometry svg:viewBox="0 0 21600 21600" draw:type="rectangle" draw:enhanced-path="M 0 0 L 21600 0 21600 21600 0 21600 0 0 Z N"/>
        </draw:custom-shape>
        <draw:custom-shape draw:style-name="gr13" draw:text-style-name="P23" draw:layer="layout" svg:width="2.154cm" svg:height="1.27cm" svg:x="1.381cm" svg:y="5.699cm">
          <text:p text:style-name="P3"><text:span text:style-name="T5">L</text:span><text:span text:style-name="T4">x-1,y-1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27cm" svg:height="0.635cm" svg:x="8.62cm" svg:y="4.8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826cm" svg:y1="5.699cm" svg:x2="6.334cm" svg:y2="5.191cm">
          <text:p/>
        </draw:line>
        <draw:custom-shape draw:style-name="gr26" draw:text-style-name="P24" draw:layer="layout" svg:width="1.27cm" svg:height="0.635cm" svg:x="5.445cm" svg:y="4.429cm">
          <text:p text:style-name="P1"><text:span text:style-name="T9">MSB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62cm" svg:y1="5.122cm" svg:x2="6.715cm" svg:y2="5.122cm">
          <text:p/>
        </draw:line>
        <draw:custom-shape draw:style-name="gr25" draw:text-style-name="P1" draw:layer="layout" svg:width="1.27cm" svg:height="0.635cm" svg:x="8.62cm" svg:y="5.44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27cm" svg:height="0.635cm" svg:x="8.62cm" svg:y="6.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27cm" svg:height="0.635cm" svg:x="8.62cm" svg:y="6.71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27cm" svg:height="0.635cm" svg:x="8.62cm" svg:y="7.3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27cm" svg:height="0.635cm" svg:x="8.62cm" svg:y="7.98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27cm" svg:height="0.635cm" svg:x="8.62cm" svg:y="8.6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27cm" svg:height="0.635cm" svg:x="8.62cm" svg:y="9.25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715cm" svg:y1="5.445cm" svg:x2="6.715cm" svg:y2="5.122cm">
          <text:p/>
        </draw:line>
        <draw:line draw:style-name="gr2" draw:text-style-name="P2" draw:layer="layout" svg:x1="8.62cm" svg:y1="5.768cm" svg:x2="7.344cm" svg:y2="5.768cm">
          <text:p/>
        </draw:line>
        <draw:line draw:style-name="gr2" draw:text-style-name="P2" draw:layer="layout" svg:x1="7.344cm" svg:y1="8.62cm" svg:x2="7.344cm" svg:y2="5.742cm">
          <text:p/>
        </draw:line>
        <draw:line draw:style-name="gr2" draw:text-style-name="P2" draw:layer="layout" svg:x1="8.62cm" svg:y1="6.414cm" svg:x2="8.239cm" svg:y2="6.414cm">
          <text:p/>
        </draw:line>
        <draw:custom-shape draw:style-name="gr11" draw:text-style-name="P9" draw:layer="layout" svg:width="1.27cm" svg:height="1.27cm" svg:x="4.175cm" svg:y="7.985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81cm" svg:y1="7.731cm" svg:x2="3.54cm" svg:y2="7.731cm">
          <text:p/>
        </draw:line>
        <draw:line draw:style-name="gr2" draw:text-style-name="P2" draw:layer="layout" svg:x1="4.81cm" svg:y1="9.509cm" svg:x2="3.54cm" svg:y2="9.509cm">
          <text:p/>
        </draw:line>
        <draw:line draw:style-name="gr2" draw:text-style-name="P2" draw:layer="layout" svg:x1="4.81cm" svg:y1="7.731cm" svg:x2="4.81cm" svg:y2="7.985cm">
          <text:p/>
        </draw:line>
        <draw:line draw:style-name="gr2" draw:text-style-name="P2" draw:layer="layout" svg:x1="4.811cm" svg:y1="9.255cm" svg:x2="4.81cm" svg:y2="9.509cm">
          <text:p/>
        </draw:line>
        <draw:line draw:style-name="gr2" draw:text-style-name="P2" draw:layer="layout" svg:x1="7.344cm" svg:y1="8.62cm" svg:x2="5.445cm" svg:y2="8.62cm">
          <text:p/>
        </draw:line>
        <draw:custom-shape draw:style-name="gr12" draw:text-style-name="P2" draw:layer="layout" svg:width="0.889cm" svg:height="0.635cm" svg:x="4.81cm" svg:y="9.128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154cm" svg:height="1.27cm" svg:x="1.381cm" svg:y="7.096cm">
          <text:p text:style-name="P3">L<text:span text:style-name="T4">x,y</text:span></text:p>
          <draw:enhanced-geometry svg:viewBox="0 0 21600 21600" draw:type="rectangle" draw:enhanced-path="M 0 0 L 21600 0 21600 21600 0 21600 0 0 Z N"/>
        </draw:custom-shape>
        <draw:custom-shape draw:style-name="gr13" draw:text-style-name="P23" draw:layer="layout" svg:width="2.154cm" svg:height="1.27cm" svg:x="1.381cm" svg:y="8.874cm">
          <text:p text:style-name="P3"><text:span text:style-name="T5">L</text:span><text:span text:style-name="T4">x,y-1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53cm" svg:y1="8.874cm" svg:x2="6.461cm" svg:y2="8.366cm">
          <text:p/>
        </draw:line>
        <draw:custom-shape draw:style-name="gr26" draw:text-style-name="P24" draw:layer="layout" svg:width="1.27cm" svg:height="0.635cm" svg:x="5.572cm" svg:y="7.604cm">
          <text:p text:style-name="P1"><text:span text:style-name="T9">MSB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7cm" svg:height="1.27cm" svg:x="4.175cm" svg:y="13.065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81cm" svg:y1="12.811cm" svg:x2="3.54cm" svg:y2="12.811cm">
          <text:p/>
        </draw:line>
        <draw:line draw:style-name="gr2" draw:text-style-name="P2" draw:layer="layout" svg:x1="4.81cm" svg:y1="14.589cm" svg:x2="3.54cm" svg:y2="14.589cm">
          <text:p/>
        </draw:line>
        <draw:line draw:style-name="gr2" draw:text-style-name="P2" draw:layer="layout" svg:x1="4.81cm" svg:y1="12.811cm" svg:x2="4.81cm" svg:y2="13.065cm">
          <text:p/>
        </draw:line>
        <draw:line draw:style-name="gr2" draw:text-style-name="P2" draw:layer="layout" svg:x1="4.811cm" svg:y1="14.335cm" svg:x2="4.81cm" svg:y2="14.589cm">
          <text:p/>
        </draw:line>
        <draw:line draw:style-name="gr2" draw:text-style-name="P2" draw:layer="layout" svg:x1="7.985cm" svg:y1="13.7cm" svg:x2="5.445cm" svg:y2="13.7cm">
          <text:p/>
        </draw:line>
        <draw:custom-shape draw:style-name="gr12" draw:text-style-name="P2" draw:layer="layout" svg:width="0.889cm" svg:height="0.635cm" svg:x="4.81cm" svg:y="14.208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154cm" svg:height="1.27cm" svg:x="1.381cm" svg:y="12.176cm">
          <text:p text:style-name="P3">L<text:span text:style-name="T4">x,y</text:span></text:p>
          <draw:enhanced-geometry svg:viewBox="0 0 21600 21600" draw:type="rectangle" draw:enhanced-path="M 0 0 L 21600 0 21600 21600 0 21600 0 0 Z N"/>
        </draw:custom-shape>
        <draw:custom-shape draw:style-name="gr13" draw:text-style-name="P23" draw:layer="layout" svg:width="2.154cm" svg:height="1.27cm" svg:x="1.381cm" svg:y="13.954cm">
          <text:p text:style-name="P3"><text:span text:style-name="T5">L</text:span><text:span text:style-name="T4">x+1,y+1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53cm" svg:y1="13.954cm" svg:x2="6.461cm" svg:y2="13.446cm">
          <text:p/>
        </draw:line>
        <draw:custom-shape draw:style-name="gr26" draw:text-style-name="P24" draw:layer="layout" svg:width="1.27cm" svg:height="0.635cm" svg:x="5.572cm" svg:y="12.684cm">
          <text:p text:style-name="P1"><text:span text:style-name="T9">MSB</text:span></text:p>
          <draw:enhanced-geometry svg:viewBox="0 0 21600 21600" draw:type="rectangle" draw:enhanced-path="M 0 0 L 21600 0 21600 21600 0 21600 0 0 Z N"/>
        </draw:custom-shape>
        <draw:custom-shape draw:style-name="gr12" draw:text-style-name="P25" draw:layer="layout" svg:width="0.889cm" svg:height="0.635cm" svg:x="4.302cm" svg:y="10.606cm">
          <text:p text:style-name="P1"><text:span text:style-name="T10">...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62cm" svg:y1="9.575cm" svg:x2="7.985cm" svg:y2="9.575cm">
          <text:p/>
        </draw:line>
        <draw:line draw:style-name="gr2" draw:text-style-name="P2" draw:layer="layout" svg:x1="7.985cm" svg:y1="13.7cm" svg:x2="7.985cm" svg:y2="9.575cm">
          <text:p/>
        </draw:line>
        <draw:line draw:style-name="gr2" draw:text-style-name="P2" draw:layer="layout" svg:x1="8.62cm" svg:y1="7.03cm" svg:x2="8.239cm" svg:y2="7.03cm">
          <text:p/>
        </draw:line>
        <draw:line draw:style-name="gr2" draw:text-style-name="P2" draw:layer="layout" svg:x1="8.62cm" svg:y1="7.665cm" svg:x2="8.239cm" svg:y2="7.665cm">
          <text:p/>
        </draw:line>
        <draw:line draw:style-name="gr2" draw:text-style-name="P2" draw:layer="layout" svg:x1="8.62cm" svg:y1="8.955cm" svg:x2="8.239cm" svg:y2="8.955cm">
          <text:p/>
        </draw:line>
        <draw:line draw:style-name="gr2" draw:text-style-name="P2" draw:layer="layout" svg:x1="8.62cm" svg:y1="8.301cm" svg:x2="8.239cm" svg:y2="8.301cm">
          <text:p/>
        </draw:line>
        <draw:line draw:style-name="gr27" draw:text-style-name="P2" draw:layer="layout" svg:x1="8.239cm" svg:y1="6.414cm" svg:x2="7.858cm" svg:y2="6.414cm">
          <text:p/>
        </draw:line>
        <draw:line draw:style-name="gr27" draw:text-style-name="P2" draw:layer="layout" svg:x1="8.239cm" svg:y1="7.03cm" svg:x2="7.858cm" svg:y2="7.03cm">
          <text:p/>
        </draw:line>
        <draw:line draw:style-name="gr27" draw:text-style-name="P2" draw:layer="layout" svg:x1="8.239cm" svg:y1="7.665cm" svg:x2="7.858cm" svg:y2="7.665cm">
          <text:p/>
        </draw:line>
        <draw:line draw:style-name="gr27" draw:text-style-name="P2" draw:layer="layout" svg:x1="8.239cm" svg:y1="8.301cm" svg:x2="7.858cm" svg:y2="8.301cm">
          <text:p/>
        </draw:line>
        <draw:line draw:style-name="gr27" draw:text-style-name="P2" draw:layer="layout" svg:x1="8.239cm" svg:y1="8.955cm" svg:x2="7.858cm" svg:y2="8.955cm">
          <text:p/>
        </draw:line>
        <draw:custom-shape draw:style-name="gr28" draw:text-style-name="P10" draw:layer="layout" svg:width="1.263cm" svg:height="1.27cm" svg:x="8.62cm" svg:y="3.54cm">
          <text:p text:style-name="P3">L<text:span text:style-name="T4">CEN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7cm" svg:height="1.27cm" svg:x="14.335cm" svg:y="4.81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97cm" svg:y1="4.556cm" svg:x2="13.7cm" svg:y2="4.556cm">
          <text:p/>
        </draw:line>
        <draw:line draw:style-name="gr2" draw:text-style-name="P2" draw:layer="layout" svg:x1="14.97cm" svg:y1="6.334cm" svg:x2="13.7cm" svg:y2="6.334cm">
          <text:p/>
        </draw:line>
        <draw:line draw:style-name="gr2" draw:text-style-name="P2" draw:layer="layout" svg:x1="14.97cm" svg:y1="4.556cm" svg:x2="14.97cm" svg:y2="4.81cm">
          <text:p/>
        </draw:line>
        <draw:line draw:style-name="gr2" draw:text-style-name="P2" draw:layer="layout" svg:x1="14.971cm" svg:y1="6.08cm" svg:x2="14.97cm" svg:y2="6.334cm">
          <text:p/>
        </draw:line>
        <draw:line draw:style-name="gr2" draw:text-style-name="P2" draw:layer="layout" svg:x1="16.875cm" svg:y1="5.445cm" svg:x2="15.605cm" svg:y2="5.445cm">
          <text:p/>
        </draw:line>
        <draw:custom-shape draw:style-name="gr12" draw:text-style-name="P2" draw:layer="layout" svg:width="0.889cm" svg:height="0.635cm" svg:x="14.97cm" svg:y="5.953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154cm" svg:height="1.27cm" svg:x="11.541cm" svg:y="3.921cm">
          <text:p text:style-name="P3"><text:span text:style-name="T5">R</text:span><text:span text:style-name="T4">x-d,y</text:span></text:p>
          <draw:enhanced-geometry svg:viewBox="0 0 21600 21600" draw:type="rectangle" draw:enhanced-path="M 0 0 L 21600 0 21600 21600 0 21600 0 0 Z N"/>
        </draw:custom-shape>
        <draw:custom-shape draw:style-name="gr13" draw:text-style-name="P23" draw:layer="layout" svg:width="2.154cm" svg:height="1.27cm" svg:x="11.541cm" svg:y="5.699cm">
          <text:p text:style-name="P3"><text:span text:style-name="T5">R</text:span><text:span text:style-name="T4">x-1-d,y-1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27cm" svg:height="0.635cm" svg:x="18.78cm" svg:y="4.8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986cm" svg:y1="5.699cm" svg:x2="16.494cm" svg:y2="5.191cm">
          <text:p/>
        </draw:line>
        <draw:custom-shape draw:style-name="gr26" draw:text-style-name="P24" draw:layer="layout" svg:width="1.27cm" svg:height="0.635cm" svg:x="15.605cm" svg:y="4.429cm">
          <text:p text:style-name="P1"><text:span text:style-name="T9">MSB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.78cm" svg:y1="5.122cm" svg:x2="16.875cm" svg:y2="5.122cm">
          <text:p/>
        </draw:line>
        <draw:custom-shape draw:style-name="gr25" draw:text-style-name="P1" draw:layer="layout" svg:width="1.27cm" svg:height="0.635cm" svg:x="18.78cm" svg:y="5.44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27cm" svg:height="0.635cm" svg:x="18.78cm" svg:y="6.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27cm" svg:height="0.635cm" svg:x="18.78cm" svg:y="6.71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27cm" svg:height="0.635cm" svg:x="18.78cm" svg:y="7.3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27cm" svg:height="0.635cm" svg:x="18.78cm" svg:y="7.98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27cm" svg:height="0.635cm" svg:x="18.78cm" svg:y="8.6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27cm" svg:height="0.635cm" svg:x="18.78cm" svg:y="9.25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875cm" svg:y1="5.445cm" svg:x2="16.875cm" svg:y2="5.122cm">
          <text:p/>
        </draw:line>
        <draw:line draw:style-name="gr2" draw:text-style-name="P2" draw:layer="layout" svg:x1="18.78cm" svg:y1="5.768cm" svg:x2="17.504cm" svg:y2="5.768cm">
          <text:p/>
        </draw:line>
        <draw:line draw:style-name="gr2" draw:text-style-name="P2" draw:layer="layout" svg:x1="17.504cm" svg:y1="8.62cm" svg:x2="17.504cm" svg:y2="5.742cm">
          <text:p/>
        </draw:line>
        <draw:line draw:style-name="gr2" draw:text-style-name="P2" draw:layer="layout" svg:x1="18.78cm" svg:y1="6.414cm" svg:x2="18.399cm" svg:y2="6.414cm">
          <text:p/>
        </draw:line>
        <draw:custom-shape draw:style-name="gr11" draw:text-style-name="P9" draw:layer="layout" svg:width="1.27cm" svg:height="1.27cm" svg:x="14.335cm" svg:y="7.985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97cm" svg:y1="7.731cm" svg:x2="13.7cm" svg:y2="7.731cm">
          <text:p/>
        </draw:line>
        <draw:line draw:style-name="gr2" draw:text-style-name="P2" draw:layer="layout" svg:x1="14.97cm" svg:y1="9.509cm" svg:x2="13.7cm" svg:y2="9.509cm">
          <text:p/>
        </draw:line>
        <draw:line draw:style-name="gr2" draw:text-style-name="P2" draw:layer="layout" svg:x1="14.97cm" svg:y1="7.731cm" svg:x2="14.97cm" svg:y2="7.985cm">
          <text:p/>
        </draw:line>
        <draw:line draw:style-name="gr2" draw:text-style-name="P2" draw:layer="layout" svg:x1="14.971cm" svg:y1="9.255cm" svg:x2="14.97cm" svg:y2="9.509cm">
          <text:p/>
        </draw:line>
        <draw:line draw:style-name="gr2" draw:text-style-name="P2" draw:layer="layout" svg:x1="17.504cm" svg:y1="8.62cm" svg:x2="15.605cm" svg:y2="8.62cm">
          <text:p/>
        </draw:line>
        <draw:custom-shape draw:style-name="gr12" draw:text-style-name="P2" draw:layer="layout" svg:width="0.889cm" svg:height="0.635cm" svg:x="14.97cm" svg:y="9.128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154cm" svg:height="1.27cm" svg:x="11.541cm" svg:y="7.096cm">
          <text:p text:style-name="P3"><text:span text:style-name="T5">R</text:span><text:span text:style-name="T4">x-d,y</text:span></text:p>
          <draw:enhanced-geometry svg:viewBox="0 0 21600 21600" draw:type="rectangle" draw:enhanced-path="M 0 0 L 21600 0 21600 21600 0 21600 0 0 Z N"/>
        </draw:custom-shape>
        <draw:custom-shape draw:style-name="gr13" draw:text-style-name="P23" draw:layer="layout" svg:width="2.154cm" svg:height="1.27cm" svg:x="11.541cm" svg:y="8.874cm">
          <text:p text:style-name="P3"><text:span text:style-name="T5">R</text:span><text:span text:style-name="T4">x-d,y-1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113cm" svg:y1="8.874cm" svg:x2="16.621cm" svg:y2="8.366cm">
          <text:p/>
        </draw:line>
        <draw:custom-shape draw:style-name="gr26" draw:text-style-name="P24" draw:layer="layout" svg:width="1.27cm" svg:height="0.635cm" svg:x="15.732cm" svg:y="7.604cm">
          <text:p text:style-name="P1"><text:span text:style-name="T9">MSB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7cm" svg:height="1.27cm" svg:x="14.335cm" svg:y="13.065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97cm" svg:y1="12.811cm" svg:x2="13.7cm" svg:y2="12.811cm">
          <text:p/>
        </draw:line>
        <draw:line draw:style-name="gr2" draw:text-style-name="P2" draw:layer="layout" svg:x1="14.97cm" svg:y1="14.589cm" svg:x2="13.7cm" svg:y2="14.589cm">
          <text:p/>
        </draw:line>
        <draw:line draw:style-name="gr2" draw:text-style-name="P2" draw:layer="layout" svg:x1="14.97cm" svg:y1="12.811cm" svg:x2="14.97cm" svg:y2="13.065cm">
          <text:p/>
        </draw:line>
        <draw:line draw:style-name="gr2" draw:text-style-name="P2" draw:layer="layout" svg:x1="14.971cm" svg:y1="14.335cm" svg:x2="14.97cm" svg:y2="14.589cm">
          <text:p/>
        </draw:line>
        <draw:line draw:style-name="gr2" draw:text-style-name="P2" draw:layer="layout" svg:x1="18.145cm" svg:y1="13.7cm" svg:x2="15.605cm" svg:y2="13.7cm">
          <text:p/>
        </draw:line>
        <draw:custom-shape draw:style-name="gr12" draw:text-style-name="P2" draw:layer="layout" svg:width="0.889cm" svg:height="0.635cm" svg:x="14.97cm" svg:y="14.208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154cm" svg:height="1.27cm" svg:x="11.541cm" svg:y="12.176cm">
          <text:p text:style-name="P3"><text:span text:style-name="T5">R</text:span><text:span text:style-name="T4">x-d,y</text:span></text:p>
          <draw:enhanced-geometry svg:viewBox="0 0 21600 21600" draw:type="rectangle" draw:enhanced-path="M 0 0 L 21600 0 21600 21600 0 21600 0 0 Z N"/>
        </draw:custom-shape>
        <draw:custom-shape draw:style-name="gr13" draw:text-style-name="P23" draw:layer="layout" svg:width="2.154cm" svg:height="1.27cm" svg:x="11.541cm" svg:y="13.954cm">
          <text:p text:style-name="P3"><text:span text:style-name="T5">R</text:span><text:span text:style-name="T4">x+1-d,y+1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113cm" svg:y1="13.954cm" svg:x2="16.621cm" svg:y2="13.446cm">
          <text:p/>
        </draw:line>
        <draw:custom-shape draw:style-name="gr26" draw:text-style-name="P24" draw:layer="layout" svg:width="1.27cm" svg:height="0.635cm" svg:x="15.732cm" svg:y="12.684cm">
          <text:p text:style-name="P1"><text:span text:style-name="T9">MSB</text:span></text:p>
          <draw:enhanced-geometry svg:viewBox="0 0 21600 21600" draw:type="rectangle" draw:enhanced-path="M 0 0 L 21600 0 21600 21600 0 21600 0 0 Z N"/>
        </draw:custom-shape>
        <draw:custom-shape draw:style-name="gr12" draw:text-style-name="P25" draw:layer="layout" svg:width="0.889cm" svg:height="0.635cm" svg:x="14.462cm" svg:y="10.606cm">
          <text:p text:style-name="P1"><text:span text:style-name="T10">...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.78cm" svg:y1="9.575cm" svg:x2="18.145cm" svg:y2="9.575cm">
          <text:p/>
        </draw:line>
        <draw:line draw:style-name="gr2" draw:text-style-name="P2" draw:layer="layout" svg:x1="18.145cm" svg:y1="13.7cm" svg:x2="18.145cm" svg:y2="9.575cm">
          <text:p/>
        </draw:line>
        <draw:line draw:style-name="gr2" draw:text-style-name="P2" draw:layer="layout" svg:x1="18.78cm" svg:y1="7.03cm" svg:x2="18.399cm" svg:y2="7.03cm">
          <text:p/>
        </draw:line>
        <draw:line draw:style-name="gr2" draw:text-style-name="P2" draw:layer="layout" svg:x1="18.78cm" svg:y1="7.665cm" svg:x2="18.399cm" svg:y2="7.665cm">
          <text:p/>
        </draw:line>
        <draw:line draw:style-name="gr2" draw:text-style-name="P2" draw:layer="layout" svg:x1="18.78cm" svg:y1="8.955cm" svg:x2="18.399cm" svg:y2="8.955cm">
          <text:p/>
        </draw:line>
        <draw:line draw:style-name="gr2" draw:text-style-name="P2" draw:layer="layout" svg:x1="18.78cm" svg:y1="8.301cm" svg:x2="18.399cm" svg:y2="8.301cm">
          <text:p/>
        </draw:line>
        <draw:line draw:style-name="gr27" draw:text-style-name="P2" draw:layer="layout" svg:x1="18.399cm" svg:y1="6.414cm" svg:x2="18.018cm" svg:y2="6.414cm">
          <text:p/>
        </draw:line>
        <draw:line draw:style-name="gr27" draw:text-style-name="P2" draw:layer="layout" svg:x1="18.399cm" svg:y1="7.03cm" svg:x2="18.018cm" svg:y2="7.03cm">
          <text:p/>
        </draw:line>
        <draw:line draw:style-name="gr27" draw:text-style-name="P2" draw:layer="layout" svg:x1="18.399cm" svg:y1="7.665cm" svg:x2="18.018cm" svg:y2="7.665cm">
          <text:p/>
        </draw:line>
        <draw:line draw:style-name="gr27" draw:text-style-name="P2" draw:layer="layout" svg:x1="18.399cm" svg:y1="8.301cm" svg:x2="18.018cm" svg:y2="8.301cm">
          <text:p/>
        </draw:line>
        <draw:line draw:style-name="gr27" draw:text-style-name="P2" draw:layer="layout" svg:x1="18.399cm" svg:y1="8.955cm" svg:x2="18.018cm" svg:y2="8.955cm">
          <text:p/>
        </draw:line>
        <draw:custom-shape draw:style-name="gr28" draw:text-style-name="P10" draw:layer="layout" svg:width="1.263cm" svg:height="1.27cm" svg:x="18.78cm" svg:y="3.54cm">
          <text:p text:style-name="P3"><text:span text:style-name="T5">R</text:span><text:span text:style-name="T4">CEN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25" draw:text-style-name="P1" draw:layer="layout" svg:width="1.27cm" svg:height="0.635cm" svg:x="2.27cm" svg:y="4.8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27cm" svg:height="0.635cm" svg:x="2.27cm" svg:y="5.44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27cm" svg:height="0.635cm" svg:x="2.27cm" svg:y="6.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27cm" svg:height="0.635cm" svg:x="2.27cm" svg:y="6.71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27cm" svg:height="0.635cm" svg:x="2.27cm" svg:y="7.3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27cm" svg:height="0.635cm" svg:x="2.27cm" svg:y="7.98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27cm" svg:height="0.635cm" svg:x="2.27cm" svg:y="8.6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27cm" svg:height="0.635cm" svg:x="2.27cm" svg:y="9.25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921cm" svg:y1="6.414cm" svg:x2="3.54cm" svg:y2="6.414cm">
          <text:p/>
        </draw:line>
        <draw:line draw:style-name="gr2" draw:text-style-name="P2" draw:layer="layout" svg:x1="3.921cm" svg:y1="9.575cm" svg:x2="3.54cm" svg:y2="9.575cm">
          <text:p/>
        </draw:line>
        <draw:line draw:style-name="gr2" draw:text-style-name="P2" draw:layer="layout" svg:x1="3.921cm" svg:y1="7.03cm" svg:x2="3.54cm" svg:y2="7.03cm">
          <text:p/>
        </draw:line>
        <draw:line draw:style-name="gr2" draw:text-style-name="P2" draw:layer="layout" svg:x1="3.921cm" svg:y1="7.665cm" svg:x2="3.54cm" svg:y2="7.665cm">
          <text:p/>
        </draw:line>
        <draw:line draw:style-name="gr2" draw:text-style-name="P2" draw:layer="layout" svg:x1="3.921cm" svg:y1="8.955cm" svg:x2="3.54cm" svg:y2="8.955cm">
          <text:p/>
        </draw:line>
        <draw:line draw:style-name="gr2" draw:text-style-name="P2" draw:layer="layout" svg:x1="3.921cm" svg:y1="8.301cm" svg:x2="3.54cm" svg:y2="8.301cm">
          <text:p/>
        </draw:line>
        <draw:custom-shape draw:style-name="gr28" draw:text-style-name="P10" draw:layer="layout" svg:width="1.263cm" svg:height="1.27cm" svg:x="2.27cm" svg:y="3.54cm">
          <text:p text:style-name="P3">L<text:span text:style-name="T4">CE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81cm" svg:y1="5.758cm" svg:x2="3.54cm" svg:y2="5.758cm">
          <text:p/>
        </draw:line>
        <draw:line draw:style-name="gr2" draw:text-style-name="P2" draw:layer="layout" svg:x1="6.08cm" svg:y1="5.126cm" svg:x2="3.54cm" svg:y2="5.126cm">
          <text:p/>
        </draw:line>
        <draw:custom-shape draw:style-name="gr25" draw:text-style-name="P1" draw:layer="layout" svg:width="1.27cm" svg:height="0.635cm" svg:x="2.27cm" svg:y="11.79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27cm" svg:height="0.635cm" svg:x="2.27cm" svg:y="12.4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27cm" svg:height="0.635cm" svg:x="2.27cm" svg:y="13.06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27cm" svg:height="0.635cm" svg:x="2.27cm" svg:y="13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27cm" svg:height="0.635cm" svg:x="2.27cm" svg:y="14.33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27cm" svg:height="0.635cm" svg:x="2.27cm" svg:y="14.9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27cm" svg:height="0.635cm" svg:x="2.27cm" svg:y="15.60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27cm" svg:height="0.635cm" svg:x="2.27cm" svg:y="16.2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794cm" svg:y1="13.399cm" svg:x2="3.54cm" svg:y2="13.399cm">
          <text:p/>
        </draw:line>
        <draw:line draw:style-name="gr2" draw:text-style-name="P2" draw:layer="layout" svg:x1="3.921cm" svg:y1="16.56cm" svg:x2="3.54cm" svg:y2="16.56cm">
          <text:p/>
        </draw:line>
        <draw:line draw:style-name="gr2" draw:text-style-name="P2" draw:layer="layout" svg:x1="3.794cm" svg:y1="14.015cm" svg:x2="3.54cm" svg:y2="14.015cm">
          <text:p/>
        </draw:line>
        <draw:line draw:style-name="gr2" draw:text-style-name="P2" draw:layer="layout" svg:x1="3.794cm" svg:y1="14.65cm" svg:x2="3.54cm" svg:y2="14.65cm">
          <text:p/>
        </draw:line>
        <draw:line draw:style-name="gr2" draw:text-style-name="P2" draw:layer="layout" svg:x1="3.794cm" svg:y1="15.94cm" svg:x2="3.54cm" svg:y2="15.94cm">
          <text:p/>
        </draw:line>
        <draw:custom-shape draw:style-name="gr28" draw:text-style-name="P10" draw:layer="layout" svg:width="1.263cm" svg:height="1.27cm" svg:x="2.27cm" svg:y="10.525cm">
          <text:p text:style-name="P3"><text:span text:style-name="T5">R</text:span><text:span text:style-name="T4">CE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193cm" svg:y1="12.743cm" svg:x2="3.54cm" svg:y2="12.743cm">
          <text:p/>
        </draw:line>
        <draw:line draw:style-name="gr2" draw:text-style-name="P2" draw:layer="layout" svg:x1="3.865cm" svg:y1="12.111cm" svg:x2="3.54cm" svg:y2="12.111cm">
          <text:p/>
        </draw:line>
        <draw:path draw:style-name="gr29" draw:text-style-name="P1" draw:layer="layout" svg:width="0.154cm" svg:height="1.269cm" svg:x="6.008cm" svg:y="4.81cm" svg:viewBox="0 0 155 1270" svg:d="M155 635c0 231-39 446-111 635h-44c72-189 111-404 111-635s-39-446-111-635h44c72 189 111 404 111 635z">
          <text:p/>
        </draw:path>
        <draw:path draw:style-name="gr29" draw:text-style-name="P1" draw:layer="layout" svg:width="1.255cm" svg:height="1.269cm" svg:x="6.095cm" svg:y="4.81cm" svg:viewBox="0 0 1256 1270" svg:d="M111 635c0-231-39-446-111-635h610 9c279 6 513 255 637 634-124 379-358 628-637 634v2h-619c72-189 111-404 111-635z">
          <text:p/>
        </draw:path>
        <draw:line draw:style-name="gr2" draw:text-style-name="P2" draw:layer="layout" svg:x1="4.491cm" svg:y1="11.485cm" svg:x2="4.491cm" svg:y2="6.715cm">
          <text:p/>
        </draw:line>
        <draw:line draw:style-name="gr2" draw:text-style-name="P2" draw:layer="layout" svg:x1="6.08cm" svg:y1="5.758cm" svg:x2="5.448cm" svg:y2="5.758cm">
          <text:p/>
        </draw:line>
        <draw:line draw:style-name="gr2" draw:text-style-name="P2" draw:layer="layout" svg:x1="7.706cm" svg:y1="5.445cm" svg:x2="7.35cm" svg:y2="5.445cm">
          <text:p/>
        </draw:line>
        <draw:custom-shape draw:style-name="gr11" draw:text-style-name="P9" draw:layer="layout" svg:width="1.27cm" svg:height="1.27cm" svg:x="7.995cm" svg:y="5.772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27cm" svg:height="1.27cm" svg:x="9.89cm" svg:y="7.677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27cm" svg:height="1.27cm" svg:x="9.89cm" svg:y="15.297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27cm" svg:height="1.27cm" svg:x="11.795cm" svg:y="11.487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9" draw:text-style-name="P1" draw:layer="layout" svg:width="0.154cm" svg:height="1.269cm" svg:x="6.017cm" svg:y="6.715cm" svg:viewBox="0 0 155 1270" svg:d="M155 635c0 231-39 446-111 635h-44c72-189 111-404 111-635s-39-446-111-635h44c72 189 111 404 111 635z">
          <text:p/>
        </draw:path>
        <draw:path draw:style-name="gr29" draw:text-style-name="P1" draw:layer="layout" svg:width="1.255cm" svg:height="1.269cm" svg:x="6.104cm" svg:y="6.715cm" svg:viewBox="0 0 1256 1270" svg:d="M111 635c0-231-39-446-111-635h610 9c279 6 513 255 637 634-124 379-358 628-637 634v2h-619c72-189 111-404 111-635z">
          <text:p/>
        </draw:path>
        <draw:line draw:style-name="gr2" draw:text-style-name="P2" draw:layer="layout" svg:x1="7.692cm" svg:y1="7.35cm" svg:x2="7.359cm" svg:y2="7.35cm">
          <text:p/>
        </draw:line>
        <draw:line draw:style-name="gr2" draw:text-style-name="P2" draw:layer="layout" svg:x1="8.178cm" svg:y1="6.87cm" svg:x2="7.692cm" svg:y2="7.356cm">
          <text:p/>
        </draw:line>
        <draw:line draw:style-name="gr2" draw:text-style-name="P2" draw:layer="layout" svg:x1="5.448cm" svg:y1="5.758cm" svg:x2="4.491cm" svg:y2="6.715cm">
          <text:p/>
        </draw:line>
        <draw:line draw:style-name="gr2" draw:text-style-name="P2" draw:layer="layout" svg:x1="5.259cm" svg:y1="6.207cm" svg:x2="5.448cm" svg:y2="6.396cm">
          <text:p/>
        </draw:line>
        <draw:path draw:style-name="gr2" draw:text-style-name="P2" draw:layer="layout" svg:width="0.418cm" svg:height="0.316cm" draw:transform="skewX (0.580321976288114) rotate (0.196349540849362) translate (5.00039492129107cm 5.94290443737838cm)" svg:viewBox="0 0 419 317" svg:d="M0 0c343 0 419 317 419 317">
          <text:p/>
        </draw:path>
        <draw:line draw:style-name="gr2" draw:text-style-name="P2" draw:layer="layout" svg:x1="4.81cm" svg:y1="5.758cm" svg:x2="5.005cm" svg:y2="5.953cm">
          <text:p/>
        </draw:line>
        <draw:line draw:style-name="gr2" draw:text-style-name="P2" draw:layer="layout" svg:x1="6.104cm" svg:y1="7.666cm" svg:x2="5.445cm" svg:y2="7.666cm">
          <text:p/>
        </draw:line>
        <draw:line draw:style-name="gr2" draw:text-style-name="P2" draw:layer="layout" svg:x1="4.819cm" svg:y1="12.117cm" svg:x2="4.819cm" svg:y2="8.289cm">
          <text:p/>
        </draw:line>
        <draw:line draw:style-name="gr2" draw:text-style-name="P2" draw:layer="layout" svg:x1="8.192cm" svg:y1="5.931cm" svg:x2="7.706cm" svg:y2="5.445cm">
          <text:p/>
        </draw:line>
        <draw:path draw:style-name="gr29" draw:text-style-name="P1" draw:layer="layout" svg:width="0.154cm" svg:height="1.269cm" svg:x="5.998cm" svg:y="8.62cm" svg:viewBox="0 0 155 1270" svg:d="M155 635c0 231-39 446-111 635h-44c72-189 111-404 111-635s-39-446-111-635h44c72 189 111 404 111 635z">
          <text:p/>
        </draw:path>
        <draw:path draw:style-name="gr29" draw:text-style-name="P1" draw:layer="layout" svg:width="1.255cm" svg:height="1.269cm" svg:x="6.085cm" svg:y="8.62cm" svg:viewBox="0 0 1256 1270" svg:d="M111 635c0-231-39-446-111-635h610 9c279 6 513 255 637 634-124 379-358 628-637 634v2h-619c72-189 111-404 111-635z">
          <text:p/>
        </draw:path>
        <draw:line draw:style-name="gr2" draw:text-style-name="P2" draw:layer="layout" svg:x1="6.07cm" svg:y1="9.568cm" svg:x2="5.827cm" svg:y2="9.568cm">
          <text:p/>
        </draw:line>
        <draw:line draw:style-name="gr2" draw:text-style-name="P2" draw:layer="layout" svg:x1="7.696cm" svg:y1="9.255cm" svg:x2="7.34cm" svg:y2="9.255cm">
          <text:p/>
        </draw:line>
        <draw:custom-shape draw:style-name="gr11" draw:text-style-name="P9" draw:layer="layout" svg:width="1.27cm" svg:height="1.27cm" svg:x="7.985cm" svg:y="9.582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9" draw:text-style-name="P1" draw:layer="layout" svg:width="0.154cm" svg:height="1.269cm" svg:x="6.007cm" svg:y="10.525cm" svg:viewBox="0 0 155 1270" svg:d="M155 635c0 231-39 446-111 635h-44c72-189 111-404 111-635s-39-446-111-635h44c72 189 111 404 111 635z">
          <text:p/>
        </draw:path>
        <draw:path draw:style-name="gr29" draw:text-style-name="P1" draw:layer="layout" svg:width="1.255cm" svg:height="1.269cm" svg:x="6.094cm" svg:y="10.525cm" svg:viewBox="0 0 1256 1270" svg:d="M111 635c0-231-39-446-111-635h610 9c279 6 513 255 637 634-124 379-358 628-637 634v2h-619c72-189 111-404 111-635z">
          <text:p/>
        </draw:path>
        <draw:line draw:style-name="gr2" draw:text-style-name="P2" draw:layer="layout" svg:x1="7.682cm" svg:y1="11.16cm" svg:x2="7.349cm" svg:y2="11.16cm">
          <text:p/>
        </draw:line>
        <draw:line draw:style-name="gr2" draw:text-style-name="P2" draw:layer="layout" svg:x1="8.168cm" svg:y1="10.68cm" svg:x2="7.682cm" svg:y2="11.166cm">
          <text:p/>
        </draw:line>
        <draw:line draw:style-name="gr2" draw:text-style-name="P2" draw:layer="layout" svg:x1="6.094cm" svg:y1="10.84cm" svg:x2="5.83cm" svg:y2="10.84cm">
          <text:p/>
        </draw:line>
        <draw:line draw:style-name="gr2" draw:text-style-name="P2" draw:layer="layout" svg:x1="6.094cm" svg:y1="11.476cm" svg:x2="5.826cm" svg:y2="11.476cm">
          <text:p/>
        </draw:line>
        <draw:line draw:style-name="gr2" draw:text-style-name="P2" draw:layer="layout" svg:x1="8.182cm" svg:y1="9.741cm" svg:x2="7.696cm" svg:y2="9.255cm">
          <text:p/>
        </draw:line>
        <draw:path draw:style-name="gr29" draw:text-style-name="P1" draw:layer="layout" svg:width="0.154cm" svg:height="1.269cm" svg:x="6cm" svg:y="12.43cm" svg:viewBox="0 0 155 1270" svg:d="M155 635c0 231-39 446-111 635h-44c72-189 111-404 111-635s-39-446-111-635h44c72 189 111 404 111 635z">
          <text:p/>
        </draw:path>
        <draw:path draw:style-name="gr29" draw:text-style-name="P1" draw:layer="layout" svg:width="1.255cm" svg:height="1.269cm" svg:x="6.087cm" svg:y="12.43cm" svg:viewBox="0 0 1256 1270" svg:d="M111 635c0-231-39-446-111-635h610 9c279 6 513 255 637 634-124 379-358 628-637 634v2h-619c72-189 111-404 111-635z">
          <text:p/>
        </draw:path>
        <draw:line draw:style-name="gr2" draw:text-style-name="P2" draw:layer="layout" svg:x1="6.072cm" svg:y1="13.378cm" svg:x2="5.826cm" svg:y2="13.378cm">
          <text:p/>
        </draw:line>
        <draw:line draw:style-name="gr2" draw:text-style-name="P2" draw:layer="layout" svg:x1="7.698cm" svg:y1="13.065cm" svg:x2="7.342cm" svg:y2="13.065cm">
          <text:p/>
        </draw:line>
        <draw:custom-shape draw:style-name="gr11" draw:text-style-name="P9" draw:layer="layout" svg:width="1.27cm" svg:height="1.27cm" svg:x="7.987cm" svg:y="13.392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9" draw:text-style-name="P1" draw:layer="layout" svg:width="0.154cm" svg:height="1.269cm" svg:x="6.009cm" svg:y="14.335cm" svg:viewBox="0 0 155 1270" svg:d="M155 635c0 231-39 446-111 635h-44c72-189 111-404 111-635s-39-446-111-635h44c72 189 111 404 111 635z">
          <text:p/>
        </draw:path>
        <draw:path draw:style-name="gr29" draw:text-style-name="P1" draw:layer="layout" svg:width="1.255cm" svg:height="1.269cm" svg:x="6.096cm" svg:y="14.335cm" svg:viewBox="0 0 1256 1270" svg:d="M111 635c0-231-39-446-111-635h610 9c279 6 513 255 637 634-124 379-358 628-637 634v2h-619c72-189 111-404 111-635z">
          <text:p/>
        </draw:path>
        <draw:line draw:style-name="gr2" draw:text-style-name="P2" draw:layer="layout" svg:x1="7.684cm" svg:y1="14.97cm" svg:x2="7.351cm" svg:y2="14.97cm">
          <text:p/>
        </draw:line>
        <draw:line draw:style-name="gr2" draw:text-style-name="P2" draw:layer="layout" svg:x1="8.17cm" svg:y1="14.49cm" svg:x2="7.684cm" svg:y2="14.976cm">
          <text:p/>
        </draw:line>
        <draw:line draw:style-name="gr2" draw:text-style-name="P2" draw:layer="layout" svg:x1="6.096cm" svg:y1="14.65cm" svg:x2="5.826cm" svg:y2="14.65cm">
          <text:p/>
        </draw:line>
        <draw:line draw:style-name="gr2" draw:text-style-name="P2" draw:layer="layout" svg:x1="3.794cm" svg:y1="15.286cm" svg:x2="3.54cm" svg:y2="15.286cm">
          <text:p/>
        </draw:line>
        <draw:line draw:style-name="gr2" draw:text-style-name="P2" draw:layer="layout" svg:x1="8.184cm" svg:y1="13.551cm" svg:x2="7.698cm" svg:y2="13.065cm">
          <text:p/>
        </draw:line>
        <draw:path draw:style-name="gr29" draw:text-style-name="P1" draw:layer="layout" svg:width="0.154cm" svg:height="1.269cm" svg:x="6cm" svg:y="16.24cm" svg:viewBox="0 0 155 1270" svg:d="M155 635c0 231-39 446-111 635h-44c72-189 111-404 111-635s-39-446-111-635h44c72 189 111 404 111 635z">
          <text:p/>
        </draw:path>
        <draw:path draw:style-name="gr29" draw:text-style-name="P1" draw:layer="layout" svg:width="1.255cm" svg:height="1.269cm" svg:x="6.087cm" svg:y="16.24cm" svg:viewBox="0 0 1256 1270" svg:d="M111 635c0-231-39-446-111-635h610 9c279 6 513 255 637 634-124 379-358 628-637 634v2h-619c72-189 111-404 111-635z">
          <text:p/>
        </draw:path>
        <draw:line draw:style-name="gr2" draw:text-style-name="P2" draw:layer="layout" svg:x1="6.072cm" svg:y1="17.188cm" svg:x2="5.828cm" svg:y2="17.188cm">
          <text:p/>
        </draw:line>
        <draw:line draw:style-name="gr2" draw:text-style-name="P2" draw:layer="layout" svg:x1="7.698cm" svg:y1="16.875cm" svg:x2="7.342cm" svg:y2="16.875cm">
          <text:p/>
        </draw:line>
        <draw:custom-shape draw:style-name="gr11" draw:text-style-name="P9" draw:layer="layout" svg:width="1.27cm" svg:height="1.27cm" svg:x="7.987cm" svg:y="17.202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9" draw:text-style-name="P1" draw:layer="layout" svg:width="0.154cm" svg:height="1.269cm" svg:x="6.009cm" svg:y="18.145cm" svg:viewBox="0 0 155 1270" svg:d="M155 635c0 231-39 446-111 635h-44c72-189 111-404 111-635s-39-446-111-635h44c72 189 111 404 111 635z">
          <text:p/>
        </draw:path>
        <draw:path draw:style-name="gr29" draw:text-style-name="P1" draw:layer="layout" svg:width="1.255cm" svg:height="1.269cm" svg:x="6.096cm" svg:y="18.145cm" svg:viewBox="0 0 1256 1270" svg:d="M111 635c0-231-39-446-111-635h610 9c279 6 513 255 637 634-124 379-358 628-637 634v2h-619c72-189 111-404 111-635z">
          <text:p/>
        </draw:path>
        <draw:line draw:style-name="gr2" draw:text-style-name="P2" draw:layer="layout" svg:x1="7.684cm" svg:y1="18.78cm" svg:x2="7.351cm" svg:y2="18.78cm">
          <text:p/>
        </draw:line>
        <draw:line draw:style-name="gr2" draw:text-style-name="P2" draw:layer="layout" svg:x1="8.17cm" svg:y1="18.3cm" svg:x2="7.684cm" svg:y2="18.786cm">
          <text:p/>
        </draw:line>
        <draw:line draw:style-name="gr2" draw:text-style-name="P2" draw:layer="layout" svg:x1="6.096cm" svg:y1="18.46cm" svg:x2="5.826cm" svg:y2="18.46cm">
          <text:p/>
        </draw:line>
        <draw:line draw:style-name="gr2" draw:text-style-name="P2" draw:layer="layout" svg:x1="6.096cm" svg:y1="19.096cm" svg:x2="3.922cm" svg:y2="19.096cm">
          <text:p/>
        </draw:line>
        <draw:line draw:style-name="gr2" draw:text-style-name="P2" draw:layer="layout" svg:x1="8.184cm" svg:y1="17.361cm" svg:x2="7.698cm" svg:y2="16.875cm">
          <text:p/>
        </draw:line>
        <draw:line draw:style-name="gr2" draw:text-style-name="P2" draw:layer="layout" svg:x1="5.445cm" svg:y1="7.663cm" svg:x2="4.819cm" svg:y2="8.289cm">
          <text:p/>
        </draw:line>
        <draw:line draw:style-name="gr2" draw:text-style-name="P2" draw:layer="layout" svg:x1="6.07cm" svg:y1="8.955cm" svg:x2="5.826cm" svg:y2="8.955cm">
          <text:p/>
        </draw:line>
        <draw:line draw:style-name="gr2" draw:text-style-name="P2" draw:layer="layout" svg:x1="6.072cm" svg:y1="16.565cm" svg:x2="5.826cm" svg:y2="16.565cm">
          <text:p/>
        </draw:line>
        <draw:line draw:style-name="gr2" draw:text-style-name="P2" draw:layer="layout" svg:x1="6.072cm" svg:y1="12.754cm" svg:x2="5.826cm" svg:y2="12.754cm">
          <text:p/>
        </draw:line>
        <draw:line draw:style-name="gr2" draw:text-style-name="P2" draw:layer="layout" svg:x1="3.922cm" svg:y1="16.56cm" svg:x2="3.921cm" svg:y2="19.096cm">
          <text:p/>
        </draw:line>
        <draw:line draw:style-name="gr2" draw:text-style-name="P2" draw:layer="layout" svg:x1="3.794cm" svg:y1="15.94cm" svg:x2="3.541cm" svg:y2="15.94cm">
          <text:p/>
        </draw:line>
        <draw:line draw:style-name="gr2" draw:text-style-name="P2" draw:layer="layout" svg:x1="6.096cm" svg:y1="15.286cm" svg:x2="5.829cm" svg:y2="15.286cm">
          <text:p/>
        </draw:line>
        <draw:line draw:style-name="gr27" draw:text-style-name="P2" draw:layer="layout" svg:x1="4.048cm" svg:y1="13.399cm" svg:x2="3.794cm" svg:y2="13.399cm">
          <text:p/>
        </draw:line>
        <draw:line draw:style-name="gr27" draw:text-style-name="P2" draw:layer="layout" svg:x1="4.048cm" svg:y1="14.015cm" svg:x2="3.794cm" svg:y2="14.015cm">
          <text:p/>
        </draw:line>
        <draw:line draw:style-name="gr27" draw:text-style-name="P2" draw:layer="layout" svg:x1="4.048cm" svg:y1="14.65cm" svg:x2="3.794cm" svg:y2="14.65cm">
          <text:p/>
        </draw:line>
        <draw:line draw:style-name="gr27" draw:text-style-name="P2" draw:layer="layout" svg:x1="4.048cm" svg:y1="15.94cm" svg:x2="3.794cm" svg:y2="15.94cm">
          <text:p/>
        </draw:line>
        <draw:line draw:style-name="gr27" draw:text-style-name="P2" draw:layer="layout" svg:x1="4.048cm" svg:y1="15.286cm" svg:x2="3.794cm" svg:y2="15.286cm">
          <text:p/>
        </draw:line>
        <draw:line draw:style-name="gr27" draw:text-style-name="P2" draw:layer="layout" svg:x1="4.048cm" svg:y1="15.94cm" svg:x2="3.795cm" svg:y2="15.94cm">
          <text:p/>
        </draw:line>
        <draw:line draw:style-name="gr2" draw:text-style-name="P2" draw:layer="layout" svg:x1="4.491cm" svg:y1="11.485cm" svg:x2="3.865cm" svg:y2="12.111cm">
          <text:p/>
        </draw:line>
        <draw:line draw:style-name="gr2" draw:text-style-name="P2" draw:layer="layout" svg:x1="4.819cm" svg:y1="12.117cm" svg:x2="4.193cm" svg:y2="12.743cm">
          <text:p/>
        </draw:line>
        <draw:line draw:style-name="gr2" draw:text-style-name="P2" draw:layer="layout" svg:x1="6.104cm" svg:y1="7.03cm" svg:x2="5.445cm" svg:y2="7.03cm">
          <text:p/>
        </draw:line>
        <draw:line draw:style-name="gr2" draw:text-style-name="P2" draw:layer="layout" svg:x1="5.448cm" svg:y1="6.396cm" svg:x2="5.446cm" svg:y2="7.03cm">
          <text:p/>
        </draw:line>
        <draw:line draw:style-name="gr27" draw:text-style-name="P2" draw:layer="layout" svg:x1="5.828cm" svg:y1="17.188cm" svg:x2="5.558cm" svg:y2="17.188cm">
          <text:p/>
        </draw:line>
        <draw:line draw:style-name="gr27" draw:text-style-name="P2" draw:layer="layout" svg:x1="5.826cm" svg:y1="16.565cm" svg:x2="5.556cm" svg:y2="16.565cm">
          <text:p/>
        </draw:line>
        <draw:line draw:style-name="gr27" draw:text-style-name="P2" draw:layer="layout" svg:x1="5.829cm" svg:y1="15.286cm" svg:x2="5.559cm" svg:y2="15.286cm">
          <text:p/>
        </draw:line>
        <draw:line draw:style-name="gr27" draw:text-style-name="P2" draw:layer="layout" svg:x1="5.826cm" svg:y1="14.65cm" svg:x2="5.556cm" svg:y2="14.65cm">
          <text:p/>
        </draw:line>
        <draw:line draw:style-name="gr27" draw:text-style-name="P2" draw:layer="layout" svg:x1="5.826cm" svg:y1="13.378cm" svg:x2="5.556cm" svg:y2="13.378cm">
          <text:p/>
        </draw:line>
        <draw:line draw:style-name="gr27" draw:text-style-name="P2" draw:layer="layout" svg:x1="5.826cm" svg:y1="12.754cm" svg:x2="5.556cm" svg:y2="12.754cm">
          <text:p/>
        </draw:line>
        <draw:line draw:style-name="gr27" draw:text-style-name="P2" draw:layer="layout" svg:x1="5.826cm" svg:y1="11.476cm" svg:x2="5.556cm" svg:y2="11.476cm">
          <text:p/>
        </draw:line>
        <draw:line draw:style-name="gr27" draw:text-style-name="P2" draw:layer="layout" svg:x1="5.83cm" svg:y1="10.84cm" svg:x2="5.56cm" svg:y2="10.84cm">
          <text:p/>
        </draw:line>
        <draw:line draw:style-name="gr27" draw:text-style-name="P2" draw:layer="layout" svg:x1="5.827cm" svg:y1="9.568cm" svg:x2="5.557cm" svg:y2="9.568cm">
          <text:p/>
        </draw:line>
        <draw:line draw:style-name="gr27" draw:text-style-name="P2" draw:layer="layout" svg:x1="5.826cm" svg:y1="8.955cm" svg:x2="5.556cm" svg:y2="8.955cm">
          <text:p/>
        </draw:line>
        <draw:line draw:style-name="gr2" draw:text-style-name="P2" draw:layer="layout" svg:x1="3.922cm" svg:y1="9.575cm" svg:x2="3.92cm" svg:y2="11.541cm">
          <text:p/>
        </draw:line>
        <draw:line draw:style-name="gr2" draw:text-style-name="P2" draw:layer="layout" svg:x1="4.539cm" svg:y1="12.16cm" svg:x2="4.309cm" svg:y2="11.929cm">
          <text:p/>
        </draw:line>
        <draw:path draw:style-name="gr2" draw:text-style-name="P2" draw:layer="layout" svg:width="0.418cm" svg:height="0.316cm" draw:transform="skewX (0.580321976288114) rotate (0.196349540849362) translate (4.04039492129107cm 11.6709044373784cm)" svg:viewBox="0 0 419 317" svg:d="M0 0c343 0 419 317 419 317">
          <text:p/>
        </draw:path>
        <draw:path draw:style-name="gr2" draw:text-style-name="P2" draw:layer="layout" svg:width="0.418cm" svg:height="0.316cm" draw:transform="skewX (0.580321976288114) rotate (0.196349540849362) translate (4.52539492129107cm 12.1599044373784cm)" svg:viewBox="0 0 419 317" svg:d="M0 0c343 0 419 317 419 317">
          <text:p/>
        </draw:path>
        <draw:line draw:style-name="gr2" draw:text-style-name="P2" draw:layer="layout" svg:x1="4.042cm" svg:y1="11.662cm" svg:x2="3.921cm" svg:y2="11.541cm">
          <text:p/>
        </draw:line>
        <draw:line draw:style-name="gr2" draw:text-style-name="P2" draw:layer="layout" svg:x1="5.118cm" svg:y1="12.738cm" svg:x2="4.794cm" svg:y2="12.414cm">
          <text:p/>
        </draw:line>
        <draw:line draw:style-name="gr2" draw:text-style-name="P2" draw:layer="layout" svg:x1="6.096cm" svg:y1="18.46cm" svg:x2="5.118cm" svg:y2="18.46cm">
          <text:p/>
        </draw:line>
        <draw:line draw:style-name="gr2" draw:text-style-name="P2" draw:layer="layout" svg:x1="5.118cm" svg:y1="12.738cm" svg:x2="5.118cm" svg:y2="18.46cm">
          <text:p/>
        </draw:line>
        <draw:line draw:style-name="gr2" draw:text-style-name="P2" draw:layer="layout" svg:x1="10.502cm" svg:y1="17.845cm" svg:x2="9.257cm" svg:y2="17.845cm">
          <text:p/>
        </draw:line>
        <draw:line draw:style-name="gr2" draw:text-style-name="P2" draw:layer="layout" svg:x1="10.502cm" svg:y1="17.837cm" svg:x2="10.502cm" svg:y2="16.567cm">
          <text:p/>
        </draw:line>
        <draw:line draw:style-name="gr2" draw:text-style-name="P2" draw:layer="layout" svg:x1="10.5cm" svg:y1="10.225cm" svg:x2="9.255cm" svg:y2="10.225cm">
          <text:p/>
        </draw:line>
        <draw:line draw:style-name="gr2" draw:text-style-name="P2" draw:layer="layout" svg:x1="10.5cm" svg:y1="10.217cm" svg:x2="10.5cm" svg:y2="8.947cm">
          <text:p/>
        </draw:line>
        <draw:line draw:style-name="gr2" draw:text-style-name="P2" draw:layer="layout" svg:x1="10.502cm" svg:y1="14.019cm" svg:x2="9.257cm" svg:y2="14.019cm">
          <text:p/>
        </draw:line>
        <draw:line draw:style-name="gr2" draw:text-style-name="P2" draw:layer="layout" svg:x1="10.502cm" svg:y1="14.027cm" svg:x2="10.502cm" svg:y2="15.297cm">
          <text:p/>
        </draw:line>
        <draw:line draw:style-name="gr2" draw:text-style-name="P2" draw:layer="layout" svg:x1="10.51cm" svg:y1="6.399cm" svg:x2="9.265cm" svg:y2="6.399cm">
          <text:p/>
        </draw:line>
        <draw:line draw:style-name="gr2" draw:text-style-name="P2" draw:layer="layout" svg:x1="10.51cm" svg:y1="6.407cm" svg:x2="10.51cm" svg:y2="7.677cm">
          <text:p/>
        </draw:line>
        <draw:line draw:style-name="gr2" draw:text-style-name="P2" draw:layer="layout" svg:x1="12.405cm" svg:y1="8.33cm" svg:x2="11.16cm" svg:y2="8.33cm">
          <text:p/>
        </draw:line>
        <draw:line draw:style-name="gr2" draw:text-style-name="P2" draw:layer="layout" svg:x1="12.405cm" svg:y1="8.338cm" svg:x2="12.405cm" svg:y2="11.487cm">
          <text:p/>
        </draw:line>
        <draw:line draw:style-name="gr2" draw:text-style-name="P2" draw:layer="layout" svg:x1="12.405cm" svg:y1="15.914cm" svg:x2="11.16cm" svg:y2="15.914cm">
          <text:p/>
        </draw:line>
        <draw:line draw:style-name="gr2" draw:text-style-name="P2" draw:layer="layout" svg:x1="12.405cm" svg:y1="15.906cm" svg:x2="12.405cm" svg:y2="12.757cm">
          <text:p/>
        </draw:line>
        <draw:line draw:style-name="gr2" draw:text-style-name="P2" draw:layer="layout" svg:x1="13.7cm" svg:y1="12.141cm" svg:x2="13.065cm" svg:y2="12.141cm">
          <text:p/>
        </draw:line>
        <draw:custom-shape draw:style-name="gr30" draw:text-style-name="P11" draw:layer="layout" svg:width="1.778cm" svg:height="1.27cm" svg:x="13.7cm" svg:y="11.503cm">
          <text:p text:style-name="P6">C<text:span text:style-name="T4">CE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20.05cm" svg:y="2.27cm">
          <text:p text:style-name="P1">Init.</text:p>
          <text:p text:style-name="P1">Co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1.27cm" svg:height="1.27cm" svg:x="20.685cm" svg:y="7.985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0.676cm" svg:height="1.016cm" draw:transform="rotate (-1.5707963267949) translate (20.697cm 7.01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21.32cm" svg:y1="7.35cm" svg:x2="20.685cm" svg:y2="7.35cm">
          <text:p/>
        </draw:line>
        <draw:line draw:style-name="gr2" draw:text-style-name="P2" draw:layer="layout" svg:x1="19.669cm" svg:y1="7.35cm" svg:x2="19.034cm" svg:y2="7.35cm">
          <text:p/>
        </draw:line>
        <draw:custom-shape draw:style-name="gr30" draw:text-style-name="P10" draw:layer="layout" svg:width="1.778cm" svg:height="1.27cm" svg:x="17.256cm" svg:y="6.715cm">
          <text:p text:style-name="P3">C<text:span text:style-name="T4">SAD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1.321cm" svg:y1="7.35cm" svg:x2="21.32cm" svg:y2="7.985cm">
          <text:p/>
        </draw:line>
        <draw:custom-shape draw:style-name="gr31" draw:text-style-name="P1" draw:layer="layout" svg:width="0.676cm" svg:height="1.016cm" draw:transform="rotate (-1.5707963267949) translate (20.697cm 9.549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21.32cm" svg:y1="9.89cm" svg:x2="20.685cm" svg:y2="9.89cm">
          <text:p/>
        </draw:line>
        <draw:line draw:style-name="gr2" draw:text-style-name="P2" draw:layer="layout" svg:x1="19.669cm" svg:y1="9.89cm" svg:x2="19.034cm" svg:y2="9.89cm">
          <text:p/>
        </draw:line>
        <draw:line draw:style-name="gr2" draw:text-style-name="P2" draw:layer="layout" svg:x1="21.321cm" svg:y1="9.89cm" svg:x2="21.32cm" svg:y2="9.255cm">
          <text:p/>
        </draw:line>
        <draw:custom-shape draw:style-name="gr30" draw:text-style-name="P10" draw:layer="layout" svg:width="1.778cm" svg:height="1.27cm" svg:x="17.256cm" svg:y="9.255cm">
          <text:p text:style-name="P3">C<text:span text:style-name="T4">CE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2.59cm" svg:y1="8.62cm" svg:x2="21.955cm" svg:y2="8.62cm">
          <text:p/>
        </draw:line>
        <draw:custom-shape draw:style-name="gr32" draw:text-style-name="P11" draw:layer="layout" svg:width="3.048cm" svg:height="1.27cm" svg:x="22.59cm" svg:y="7.985cm">
          <text:p text:style-name="P6">Init. Cost</text:p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20.05cm" svg:y1="4.81cm" svg:x2="18.78cm" svg:y2="6.08cm">
          <text:p/>
        </draw:line>
        <draw:line draw:style-name="gr27" draw:text-style-name="P2" draw:layer="layout" svg:x1="22.59cm" svg:y1="4.81cm" svg:x2="23.86cm" svg:y2="6.08cm">
          <text:p/>
        </draw:line>
      </draw:page>
      <draw:page draw:name="page7" draw:style-name="dp1" draw:master-page-name="Default">
        <draw:custom-shape draw:style-name="gr1" draw:text-style-name="P1" draw:layer="layout" svg:width="2.54cm" svg:height="2.54cm" svg:x="6.08cm" svg:y="2.27cm">
          <text:p text:style-name="P1"><text:span text:style-name="T1">µ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3.54cm" svg:y1="7.35cm" svg:x2="6.08cm" svg:y2="4.81cm">
          <text:p/>
        </draw:line>
        <draw:line draw:style-name="gr8" draw:text-style-name="P2" draw:layer="layout" svg:x1="8.62cm" svg:y1="4.81cm" svg:x2="11.16cm" svg:y2="7.35cm">
          <text:p/>
        </draw:line>
        <draw:custom-shape draw:style-name="gr33" draw:text-style-name="P1" draw:layer="layout" svg:width="1.905cm" svg:height="1.905cm" svg:x="6.084cm" svg:y="7.35cm">
          <text:p text:style-name="P1"><text:span text:style-name="T1">µ</text:span><text:span text:style-name="T11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.905cm" svg:height="1.905cm" svg:x="6.084cm" svg:y="12.43cm">
          <text:p text:style-name="P1"><text:span text:style-name="T1">µ</text:span><text:span text:style-name="T1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.905cm" svg:height="1.905cm" svg:x="6.084cm" svg:y="9.89cm">
          <text:p text:style-name="P1"><text:span text:style-name="T1">µ</text:span><text:span text:style-name="T1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.905cm" svg:height="1.905cm" svg:x="6.084cm" svg:y="14.97cm">
          <text:p text:style-name="P1"><text:span text:style-name="T1">µ</text:span><text:span text:style-name="T1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4.179cm" svg:y1="12.116cm" svg:x2="5.449cm" svg:y2="12.116cm">
          <text:p/>
        </draw:line>
        <draw:line draw:style-name="gr2" draw:text-style-name="P2" draw:layer="layout" svg:x1="5.449cm" svg:y1="8.307cm" svg:x2="5.449cm" svg:y2="15.922cm">
          <text:p/>
        </draw:line>
        <draw:line draw:style-name="gr2" draw:text-style-name="P2" draw:layer="layout" svg:x1="5.449cm" svg:y1="8.307cm" svg:x2="6.084cm" svg:y2="8.307cm">
          <text:p/>
        </draw:line>
        <draw:line draw:style-name="gr2" draw:text-style-name="P2" draw:layer="layout" svg:x1="5.449cm" svg:y1="10.846cm" svg:x2="6.084cm" svg:y2="10.846cm">
          <text:p/>
        </draw:line>
        <draw:line draw:style-name="gr2" draw:text-style-name="P2" draw:layer="layout" svg:x1="5.449cm" svg:y1="13.38cm" svg:x2="6.084cm" svg:y2="13.38cm">
          <text:p/>
        </draw:line>
        <draw:line draw:style-name="gr2" draw:text-style-name="P2" draw:layer="layout" svg:x1="5.449cm" svg:y1="15.922cm" svg:x2="6.084cm" svg:y2="15.922cm">
          <text:p/>
        </draw:line>
        <draw:custom-shape draw:style-name="gr7" draw:text-style-name="P8" draw:layer="layout" svg:width="0.127cm" svg:height="0.127cm" svg:x="5.386cm" svg:y="12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989cm" svg:y1="8.308cm" svg:x2="9.259cm" svg:y2="8.308cm">
          <text:p/>
        </draw:line>
        <draw:line draw:style-name="gr2" draw:text-style-name="P2" draw:layer="layout" svg:x1="7.989cm" svg:y1="10.847cm" svg:x2="8.624cm" svg:y2="10.847cm">
          <text:p/>
        </draw:line>
        <draw:line draw:style-name="gr2" draw:text-style-name="P2" draw:layer="layout" svg:x1="7.989cm" svg:y1="13.381cm" svg:x2="8.624cm" svg:y2="13.381cm">
          <text:p/>
        </draw:line>
        <draw:line draw:style-name="gr2" draw:text-style-name="P2" draw:layer="layout" svg:x1="7.989cm" svg:y1="15.923cm" svg:x2="9.259cm" svg:y2="15.923cm">
          <text:p/>
        </draw:line>
        <draw:line draw:style-name="gr2" draw:text-style-name="P2" draw:layer="layout" svg:x1="9.259cm" svg:y1="8.308cm" svg:x2="9.259cm" svg:y2="11.16cm">
          <text:p/>
        </draw:line>
        <draw:line draw:style-name="gr2" draw:text-style-name="P2" draw:layer="layout" svg:x1="8.624cm" svg:y1="11.795cm" svg:x2="9.894cm" svg:y2="11.795cm">
          <text:p/>
        </draw:line>
        <draw:line draw:style-name="gr2" draw:text-style-name="P2" draw:layer="layout" svg:x1="8.624cm" svg:y1="10.848cm" svg:x2="8.624cm" svg:y2="11.795cm">
          <text:p/>
        </draw:line>
        <draw:line draw:style-name="gr2" draw:text-style-name="P2" draw:layer="layout" svg:x1="8.624cm" svg:y1="12.43cm" svg:x2="8.624cm" svg:y2="13.377cm">
          <text:p/>
        </draw:line>
        <draw:line draw:style-name="gr2" draw:text-style-name="P2" draw:layer="layout" svg:x1="8.624cm" svg:y1="12.43cm" svg:x2="9.894cm" svg:y2="12.43cm">
          <text:p/>
        </draw:line>
        <draw:line draw:style-name="gr2" draw:text-style-name="P2" draw:layer="layout" svg:x1="9.259cm" svg:y1="11.16cm" svg:x2="9.894cm" svg:y2="11.16cm">
          <text:p/>
        </draw:line>
        <draw:line draw:style-name="gr2" draw:text-style-name="P2" draw:layer="layout" svg:x1="9.259cm" svg:y1="13.065cm" svg:x2="9.259cm" svg:y2="15.917cm">
          <text:p/>
        </draw:line>
        <draw:line draw:style-name="gr2" draw:text-style-name="P2" draw:layer="layout" svg:x1="9.259cm" svg:y1="13.065cm" svg:x2="9.894cm" svg:y2="13.065cm">
          <text:p/>
        </draw:line>
        <draw:custom-shape draw:style-name="gr4" draw:text-style-name="P4" draw:layer="layout" svg:width="3.048cm" svg:height="0.508cm" svg:x="1.148cm" svg:y="11.873cm">
          <text:p text:style-name="P3"><text:span text:style-name="T2">Left 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draw:layer="layout" svg:width="0.889cm" svg:height="0.508cm" svg:x="9.89cm" svg:y="10.906cm">
          <text:p text:style-name="P6"><text:span text:style-name="T12">µ</text:span><text:span text:style-name="T13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draw:layer="layout" svg:width="0.889cm" svg:height="0.508cm" svg:x="9.89cm" svg:y="11.541cm">
          <text:p text:style-name="P6"><text:span text:style-name="T12">µ</text:span><text:span text:style-name="T13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draw:layer="layout" svg:width="0.889cm" svg:height="0.508cm" svg:x="9.89cm" svg:y="12.176cm">
          <text:p text:style-name="P6"><text:span text:style-name="T12">µ</text:span><text:span text:style-name="T1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draw:layer="layout" svg:width="0.889cm" svg:height="0.508cm" svg:x="9.89cm" svg:y="12.811cm">
          <text:p text:style-name="P6"><text:span text:style-name="T12">µ</text:span><text:span text:style-name="T13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127cm" svg:height="0.127cm" svg:x="5.386cm" svg:y="10.7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27cm" svg:height="0.127cm" svg:x="5.386cm" svg:y="13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custom-shape draw:style-name="gr1" draw:text-style-name="P1" draw:layer="layout" svg:width="2.54cm" svg:height="2.54cm" svg:x="7.35cm" svg:y="1cm">
          <text:p text:style-name="P1"><text:span text:style-name="T1">Horz.</text:span></text:p>
          <text:p text:style-name="P1"><text:span text:style-name="T1">Aggr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4.81cm" svg:y1="6.08cm" svg:x2="7.35cm" svg:y2="3.54cm">
          <text:p/>
        </draw:line>
        <draw:line draw:style-name="gr8" draw:text-style-name="P2" draw:layer="layout" svg:x1="12.43cm" svg:y1="6.08cm" svg:x2="9.89cm" svg:y2="3.54cm">
          <text:p/>
        </draw:line>
        <draw:custom-shape draw:style-name="gr1" draw:text-style-name="P1" draw:layer="layout" svg:width="2.54cm" svg:height="2.54cm" svg:x="8.62cm" svg:y="7.35cm">
          <text:p text:style-name="P1"><text:span text:style-name="T1">Left</text:span></text:p>
          <text:p text:style-name="P1"><text:span text:style-name="T1">Aggr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8.62cm" svg:y="11.16cm">
          <text:p text:style-name="P1"><text:span text:style-name="T1">Right</text:span></text:p>
          <text:p text:style-name="P1"><text:span text:style-name="T1">Aggr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7.35cm" svg:y1="13.065cm" svg:x2="8.62cm" svg:y2="13.065cm">
          <text:p/>
        </draw:line>
        <draw:line draw:style-name="gr2" draw:text-style-name="P2" draw:layer="layout" svg:x1="6.08cm" svg:y1="11.16cm" svg:x2="7.35cm" svg:y2="11.16cm">
          <text:p/>
        </draw:line>
        <draw:line draw:style-name="gr2" draw:text-style-name="P2" draw:layer="layout" svg:x1="7.35cm" svg:y1="9.255cm" svg:x2="8.62cm" svg:y2="9.255cm">
          <text:p/>
        </draw:line>
        <draw:line draw:style-name="gr2" draw:text-style-name="P2" draw:layer="layout" svg:x1="11.795cm" svg:y1="11.16cm" svg:x2="12.43cm" svg:y2="11.16cm">
          <text:p/>
        </draw:line>
        <draw:line draw:style-name="gr2" draw:text-style-name="P2" draw:layer="layout" svg:x1="6.715cm" svg:y1="7.985cm" svg:x2="8.62cm" svg:y2="7.985cm">
          <text:p/>
        </draw:line>
        <draw:line draw:style-name="gr2" draw:text-style-name="P2" draw:layer="layout" svg:x1="6.08cm" svg:y1="10.525cm" svg:x2="7.985cm" svg:y2="10.525cm">
          <text:p/>
        </draw:line>
        <draw:line draw:style-name="gr2" draw:text-style-name="P2" draw:layer="layout" svg:x1="6.08cm" svg:y1="9.89cm" svg:x2="6.715cm" svg:y2="9.89cm">
          <text:p/>
        </draw:line>
        <draw:custom-shape draw:style-name="gr35" draw:text-style-name="P4" draw:layer="layout" svg:width="2.413cm" svg:height="0.508cm" svg:x="3.667cm" svg:y="10.906cm">
          <text:p text:style-name="P3"><text:span text:style-name="T2">Init. c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" draw:layer="layout" svg:width="2.413cm" svg:height="0.508cm" svg:x="3.667cm" svg:y="10.271cm">
          <text:p text:style-name="P3"><text:span text:style-name="T12">µ</text:span><text:span text:style-name="T13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" draw:layer="layout" svg:width="2.413cm" svg:height="0.508cm" svg:x="3.667cm" svg:y="9.636cm">
          <text:p text:style-name="P3"><text:span text:style-name="T12">µ</text:span><text:span text:style-name="T1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6.716cm" svg:y1="7.985cm" svg:x2="6.715cm" svg:y2="9.89cm">
          <text:p/>
        </draw:line>
        <draw:line draw:style-name="gr2" draw:text-style-name="P2" draw:layer="layout" svg:x1="7.986cm" svg:y1="11.795cm" svg:x2="7.985cm" svg:y2="10.525cm">
          <text:p/>
        </draw:line>
        <draw:line draw:style-name="gr2" draw:text-style-name="P2" draw:layer="layout" svg:x1="7.35cm" svg:y1="13.065cm" svg:x2="7.35cm" svg:y2="10.652cm">
          <text:p/>
        </draw:line>
        <draw:path draw:style-name="gr2" draw:text-style-name="P2" draw:layer="layout" svg:width="0.258cm" svg:height="0.23cm" draw:transform="skewX (-0.574911455606932) rotate (0.425860337486616) translate (7.11433850873256cm 10.5048827159401cm)" svg:viewBox="0 0 259 231" svg:d="M259 0c-311-2-255 231-255 231">
          <text:p/>
        </draw:path>
        <draw:line draw:style-name="gr2" draw:text-style-name="P2" draw:layer="layout" svg:x1="7.351cm" svg:y1="10.398cm" svg:x2="7.351cm" svg:y2="9.255cm">
          <text:p/>
        </draw:line>
        <draw:custom-shape draw:style-name="gr7" draw:text-style-name="P8" draw:layer="layout" svg:width="0.127cm" svg:height="0.127cm" svg:x="7.286cm" svg:y="1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2.54cm" svg:x="12.43cm" svg:y="9.255cm">
          <text:p text:style-name="P1"><text:span text:style-name="T1">Horz.</text:span></text:p>
          <text:p text:style-name="P1"><text:span text:style-name="T1">Aggr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1.795cm" svg:y1="9.89cm" svg:x2="12.43cm" svg:y2="9.89cm">
          <text:p/>
        </draw:line>
        <draw:line draw:style-name="gr2" draw:text-style-name="P2" draw:layer="layout" svg:x1="11.16cm" svg:y1="8.62cm" svg:x2="11.795cm" svg:y2="8.62cm">
          <text:p/>
        </draw:line>
        <draw:line draw:style-name="gr2" draw:text-style-name="P2" draw:layer="layout" svg:x1="11.795cm" svg:y1="9.89cm" svg:x2="11.796cm" svg:y2="8.62cm">
          <text:p/>
        </draw:line>
        <draw:line draw:style-name="gr2" draw:text-style-name="P2" draw:layer="layout" svg:x1="11.16cm" svg:y1="12.43cm" svg:x2="11.795cm" svg:y2="12.43cm">
          <text:p/>
        </draw:line>
        <draw:line draw:style-name="gr2" draw:text-style-name="P2" draw:layer="layout" svg:x1="11.795cm" svg:y1="11.16cm" svg:x2="11.796cm" svg:y2="12.43cm">
          <text:p/>
        </draw:line>
        <draw:line draw:style-name="gr2" draw:text-style-name="P2" draw:layer="layout" svg:x1="7.985cm" svg:y1="11.795cm" svg:x2="8.62cm" svg:y2="11.795cm">
          <text:p/>
        </draw:line>
        <draw:line draw:style-name="gr2" draw:text-style-name="P2" draw:layer="layout" svg:x1="14.97cm" svg:y1="10.525cm" svg:x2="16.24cm" svg:y2="10.525cm">
          <text:p/>
        </draw:line>
        <draw:custom-shape draw:style-name="gr36" draw:text-style-name="P7" draw:layer="layout" svg:width="3.302cm" svg:height="0.508cm" svg:x="16.24cm" svg:y="10.271cm">
          <text:p text:style-name="P6"><text:span text:style-name="T2">Horz. Aggre.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9" draw:style-name="dp1" draw:master-page-name="Default">
        <draw:custom-shape draw:style-name="gr1" draw:text-style-name="P1" draw:layer="layout" svg:width="2.54cm" svg:height="2.54cm" svg:x="7.35cm" svg:y="1cm">
          <text:p text:style-name="P1"><text:span text:style-name="T1">Vert.</text:span></text:p>
          <text:p text:style-name="P1"><text:span text:style-name="T1">Aggr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4.809cm" svg:y1="6.072cm" svg:x2="7.349cm" svg:y2="3.532cm">
          <text:p/>
        </draw:line>
        <draw:line draw:style-name="gr8" draw:text-style-name="P2" draw:layer="layout" svg:x1="12.429cm" svg:y1="6.072cm" svg:x2="9.889cm" svg:y2="3.532cm">
          <text:p/>
        </draw:line>
        <draw:custom-shape draw:style-name="gr1" draw:text-style-name="P1" draw:layer="layout" svg:width="2.54cm" svg:height="2.54cm" svg:x="8.619cm" svg:y="7.342cm">
          <text:p text:style-name="P1"><text:span text:style-name="T1">Up</text:span></text:p>
          <text:p text:style-name="P1"><text:span text:style-name="T1">Aggr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8.619cm" svg:y="11.152cm">
          <text:p text:style-name="P1"><text:span text:style-name="T1">Down</text:span></text:p>
          <text:p text:style-name="P1"><text:span text:style-name="T1">Aggr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7.349cm" svg:y1="13.057cm" svg:x2="8.619cm" svg:y2="13.057cm">
          <text:p/>
        </draw:line>
        <draw:line draw:style-name="gr2" draw:text-style-name="P2" draw:layer="layout" svg:x1="6.079cm" svg:y1="11.152cm" svg:x2="7.349cm" svg:y2="11.152cm">
          <text:p/>
        </draw:line>
        <draw:line draw:style-name="gr2" draw:text-style-name="P2" draw:layer="layout" svg:x1="7.349cm" svg:y1="9.247cm" svg:x2="8.619cm" svg:y2="9.247cm">
          <text:p/>
        </draw:line>
        <draw:line draw:style-name="gr2" draw:text-style-name="P2" draw:layer="layout" svg:x1="11.794cm" svg:y1="11.152cm" svg:x2="12.429cm" svg:y2="11.152cm">
          <text:p/>
        </draw:line>
        <draw:line draw:style-name="gr2" draw:text-style-name="P2" draw:layer="layout" svg:x1="6.714cm" svg:y1="7.977cm" svg:x2="8.619cm" svg:y2="7.977cm">
          <text:p/>
        </draw:line>
        <draw:line draw:style-name="gr2" draw:text-style-name="P2" draw:layer="layout" svg:x1="6.079cm" svg:y1="10.517cm" svg:x2="7.984cm" svg:y2="10.517cm">
          <text:p/>
        </draw:line>
        <draw:line draw:style-name="gr2" draw:text-style-name="P2" draw:layer="layout" svg:x1="6.079cm" svg:y1="9.882cm" svg:x2="6.714cm" svg:y2="9.882cm">
          <text:p/>
        </draw:line>
        <draw:custom-shape draw:style-name="gr37" draw:text-style-name="P4" draw:layer="layout" svg:width="3.301cm" svg:height="0.508cm" svg:x="2.778cm" svg:y="10.898cm">
          <text:p text:style-name="P3"><text:span text:style-name="T2">Horz. Aggr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4" draw:layer="layout" svg:width="3.301cm" svg:height="0.508cm" svg:x="2.778cm" svg:y="10.263cm">
          <text:p text:style-name="P3"><text:span text:style-name="T12">µ</text:span><text:span text:style-name="T13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4" draw:layer="layout" svg:width="3.301cm" svg:height="0.508cm" svg:x="2.778cm" svg:y="9.628cm">
          <text:p text:style-name="P3"><text:span text:style-name="T12">µ</text:span><text:span text:style-name="T13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6.715cm" svg:y1="7.977cm" svg:x2="6.714cm" svg:y2="9.882cm">
          <text:p/>
        </draw:line>
        <draw:line draw:style-name="gr2" draw:text-style-name="P2" draw:layer="layout" svg:x1="7.985cm" svg:y1="11.787cm" svg:x2="7.984cm" svg:y2="10.517cm">
          <text:p/>
        </draw:line>
        <draw:line draw:style-name="gr2" draw:text-style-name="P2" draw:layer="layout" svg:x1="7.349cm" svg:y1="13.057cm" svg:x2="7.349cm" svg:y2="10.644cm">
          <text:p/>
        </draw:line>
        <draw:path draw:style-name="gr2" draw:text-style-name="P2" draw:layer="layout" svg:width="0.258cm" svg:height="0.23cm" draw:transform="skewX (-0.574911455606932) rotate (0.425860337486616) translate (7.11333850873256cm 10.4968827159401cm)" svg:viewBox="0 0 259 231" svg:d="M259 0c-311-2-255 231-255 231">
          <text:p/>
        </draw:path>
        <draw:line draw:style-name="gr2" draw:text-style-name="P2" draw:layer="layout" svg:x1="7.35cm" svg:y1="10.39cm" svg:x2="7.35cm" svg:y2="9.247cm">
          <text:p/>
        </draw:line>
        <draw:custom-shape draw:style-name="gr7" draw:text-style-name="P8" draw:layer="layout" svg:width="0.127cm" svg:height="0.127cm" svg:x="7.285cm" svg:y="11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2.54cm" svg:x="12.429cm" svg:y="9.247cm">
          <text:p text:style-name="P1"><text:span text:style-name="T1">Vert.</text:span></text:p>
          <text:p text:style-name="P1"><text:span text:style-name="T1">Aggr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1.794cm" svg:y1="9.882cm" svg:x2="12.429cm" svg:y2="9.882cm">
          <text:p/>
        </draw:line>
        <draw:line draw:style-name="gr2" draw:text-style-name="P2" draw:layer="layout" svg:x1="11.159cm" svg:y1="8.612cm" svg:x2="11.794cm" svg:y2="8.612cm">
          <text:p/>
        </draw:line>
        <draw:line draw:style-name="gr2" draw:text-style-name="P2" draw:layer="layout" svg:x1="11.794cm" svg:y1="9.882cm" svg:x2="11.795cm" svg:y2="8.612cm">
          <text:p/>
        </draw:line>
        <draw:line draw:style-name="gr2" draw:text-style-name="P2" draw:layer="layout" svg:x1="11.159cm" svg:y1="12.422cm" svg:x2="11.794cm" svg:y2="12.422cm">
          <text:p/>
        </draw:line>
        <draw:line draw:style-name="gr2" draw:text-style-name="P2" draw:layer="layout" svg:x1="11.794cm" svg:y1="11.152cm" svg:x2="11.795cm" svg:y2="12.422cm">
          <text:p/>
        </draw:line>
        <draw:line draw:style-name="gr2" draw:text-style-name="P2" draw:layer="layout" svg:x1="7.984cm" svg:y1="11.787cm" svg:x2="8.619cm" svg:y2="11.787cm">
          <text:p/>
        </draw:line>
        <draw:line draw:style-name="gr2" draw:text-style-name="P2" draw:layer="layout" svg:x1="14.969cm" svg:y1="10.517cm" svg:x2="16.239cm" svg:y2="10.517cm">
          <text:p/>
        </draw:line>
        <draw:custom-shape draw:style-name="gr38" draw:text-style-name="P7" draw:layer="layout" svg:width="3.176cm" svg:height="0.508cm" svg:x="16.239cm" svg:y="10.263cm">
          <text:p text:style-name="P6"><text:span text:style-name="T2">Vert. Aggre.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0" draw:style-name="dp1" draw:master-page-name="Default">
        <draw:custom-shape draw:style-name="gr1" draw:text-style-name="P1" draw:layer="layout" svg:width="2.54cm" svg:height="2.54cm" svg:x="7.35cm" svg:y="1cm">
          <text:p text:style-name="P1"><text:span text:style-name="T1">Minimi-</text:span></text:p>
          <text:p text:style-name="P1"><text:span text:style-name="T1">zati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1" draw:style-name="dp1" draw:master-page-name="Default">
        <draw:custom-shape draw:style-name="gr39" draw:text-style-name="P1" draw:layer="layout" svg:width="3.175cm" svg:height="2.54cm" svg:x="2.27cm" svg:y="2.2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3.175cm" svg:height="2.54cm" svg:x="6.08cm" svg:y="2.2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.058cm" svg:height="0.847cm" svg:x="2.27cm" svg:y="6.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059cm" svg:height="0.847cm" svg:x="3.428cm" svg:y="6.0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.058cm" svg:height="0.847cm" svg:x="4.587cm" svg:y="6.0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058cm" svg:height="0.846cm" svg:x="2.27cm" svg:y="7.02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059cm" svg:height="0.846cm" svg:x="3.428cm" svg:y="7.02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058cm" svg:height="0.846cm" svg:x="4.587cm" svg:y="7.02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.058cm" svg:height="0.847cm" svg:x="2.27cm" svg:y="7.97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059cm" svg:height="0.847cm" svg:x="3.428cm" svg:y="7.97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.058cm" svg:height="0.847cm" svg:x="4.587cm" svg:y="7.97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.058cm" svg:height="0.847cm" svg:x="6.28cm" svg:y="6.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059cm" svg:height="0.847cm" svg:x="7.438cm" svg:y="6.0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.058cm" svg:height="0.847cm" svg:x="8.597cm" svg:y="6.0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058cm" svg:height="0.846cm" svg:x="6.28cm" svg:y="7.02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059cm" svg:height="0.846cm" svg:x="7.438cm" svg:y="7.02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058cm" svg:height="0.846cm" svg:x="8.597cm" svg:y="7.02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.058cm" svg:height="0.847cm" svg:x="6.28cm" svg:y="7.97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059cm" svg:height="0.847cm" svg:x="7.438cm" svg:y="7.97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.058cm" svg:height="0.847cm" svg:x="8.597cm" svg:y="7.97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6" draw:layer="layout" svg:width="1.27cm" svg:height="1.524cm" svg:x="3.794cm" svg:y="3.2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27" draw:layer="layout" svg:width="1.143cm" svg:height="1.143cm" svg:x="3.159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7" draw:layer="layout" svg:width="1.143cm" svg:height="1.143cm" svg:x="6.361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1.27cm" svg:height="1.524cm" svg:x="6.588cm" svg:y="3.2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46" draw:text-style-name="P27" draw:layer="layout" svg:width="0.123cm" svg:height="0.18cm" svg:x="3.204cm" svg:y="6.746cm" svg:viewBox="0 0 124 181" svg:d="M124 181h-124c29-69 71-130 124-181z">
          <text:p/>
        </draw:path>
        <draw:path draw:style-name="gr47" draw:text-style-name="P27" draw:layer="layout" svg:width="0.926cm" svg:height="0.338cm" svg:x="3.428cm" svg:y="6.588cm" svg:viewBox="0 0 927 339" svg:d="M0 339v-181c102-99 242-158 401-158 241 0 439 136 526 339z">
          <text:p/>
        </draw:path>
        <draw:path draw:style-name="gr48" draw:text-style-name="P27" draw:layer="layout" svg:width="0.169cm" svg:height="0.643cm" svg:x="3.158cm" svg:y="7.027cm" svg:viewBox="0 0 170 644" svg:d="M170 0v644c-106-102-170-248-170-413 0-83 16-161 46-231z">
          <text:p/>
        </draw:path>
        <draw:path draw:style-name="gr46" draw:text-style-name="P27" draw:layer="layout" svg:width="0.972cm" svg:height="0.803cm" svg:x="3.428cm" svg:y="7.027cm" svg:viewBox="0 0 973 804" svg:d="M0 0h927c30 70 46 149 46 232 0 324-248 572-572 572-159 0-299-60-401-159z">
          <text:p/>
        </draw:path>
        <draw:polygon draw:style-name="gr49" draw:text-style-name="P26" draw:layer="layout" svg:width="0.238cm" svg:height="0.572cm" svg:x="4.248cm" svg:y="7.3cm" svg:viewBox="0 0 239 573" draw:points="239,573 0,573 239,0">
          <text:p/>
        </draw:polygon>
        <draw:polygon draw:style-name="gr50" draw:text-style-name="P26" draw:layer="layout" svg:width="0.325cm" svg:height="0.677cm" svg:x="4.587cm" svg:y="7.195cm" svg:viewBox="0 0 326 678" draw:points="43,0 326,678 0,678 0,103">
          <text:p/>
        </draw:polygon>
        <draw:polygon draw:style-name="gr51" draw:text-style-name="P26" draw:layer="layout" svg:width="0.59cm" svg:height="0.845cm" svg:x="3.896cm" svg:y="7.973cm" svg:viewBox="0 0 591 846" draw:points="591,0 591,846 0,846 353,0">
          <text:p/>
        </draw:polygon>
        <draw:polygon draw:style-name="gr51" draw:text-style-name="P26" draw:layer="layout" svg:width="0.678cm" svg:height="0.845cm" svg:x="4.587cm" svg:y="7.974cm" svg:viewBox="0 0 679 846" draw:points="0,846 0,0 326,0 679,846">
          <text:p/>
        </draw:polygon>
        <draw:path draw:style-name="gr46" draw:text-style-name="P27" draw:layer="layout" svg:width="0.731cm" svg:height="0.338cm" svg:x="6.606cm" svg:y="6.588cm" svg:viewBox="0 0 732 339" svg:d="M732 339h-732c86-203 284-339 525-339 73 0 143 13 207 36z">
          <text:p/>
        </draw:path>
        <draw:path draw:style-name="gr52" draw:text-style-name="P27" draw:layer="layout" svg:width="0.318cm" svg:height="0.302cm" svg:x="7.438cm" svg:y="6.624cm" svg:viewBox="0 0 319 303" svg:d="M319 303h-319v-303c145 53 259 162 319 303z">
          <text:p/>
        </draw:path>
        <draw:path draw:style-name="gr52" draw:text-style-name="P27" draw:layer="layout" svg:width="0.777cm" svg:height="0.803cm" svg:x="6.56cm" svg:y="7.027cm" svg:viewBox="0 0 778 804" svg:d="M571 804c-324 0-571-248-571-572 0-83 16-162 46-232h732v768c-64 23-133 36-207 36z">
          <text:p/>
        </draw:path>
        <draw:polygon draw:style-name="gr50" draw:text-style-name="P26" draw:layer="layout" svg:width="0.72cm" svg:height="0.846cm" svg:x="7.438cm" svg:y="7.973cm" svg:viewBox="0 0 721 847" draw:points="721,847 0,847 0,0 367,0">
          <text:p/>
        </draw:polygon>
        <draw:polygon draw:style-name="gr53" draw:text-style-name="P26" draw:layer="layout" svg:width="0.195cm" svg:height="0.469cm" svg:x="7.142cm" svg:y="7.403cm" svg:viewBox="0 0 196 470" draw:points="196,470 0,470 196,0">
          <text:p/>
        </draw:polygon>
        <draw:path draw:style-name="gr52" draw:text-style-name="P27" draw:layer="layout" svg:width="0.364cm" svg:height="0.767cm" svg:x="7.438cm" svg:y="7.027cm" svg:viewBox="0 0 365 768" svg:d="M365 232c0 250-148 455-365 536v-768h319c30 70 46 149 46 232z">
          <text:p/>
        </draw:path>
        <draw:polygon draw:style-name="gr50" draw:text-style-name="P26" draw:layer="layout" svg:width="0.367cm" svg:height="0.675cm" svg:x="7.435cm" svg:y="7.197cm" svg:viewBox="0 0 368 676" draw:points="86,0 368,676 0,676 0,206">
          <text:p/>
        </draw:polygon>
        <draw:polygon draw:style-name="gr50" draw:text-style-name="P26" draw:layer="layout" svg:width="0.547cm" svg:height="0.846cm" svg:x="6.79cm" svg:y="7.973cm" svg:viewBox="0 0 548 847" draw:points="353,0 548,0 548,847 0,847">
          <text:p/>
        </draw:polygon>
        <draw:custom-shape draw:style-name="gr54" draw:text-style-name="P1" draw:layer="layout" svg:width="3.175cm" svg:height="0.847cm" svg:x="2.27cm" svg:y="9.8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3.175cm" svg:height="0.846cm" svg:x="2.27cm" svg:y="10.83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3.175cm" svg:height="0.847cm" svg:x="2.27cm" svg:y="11.78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3.175cm" svg:height="0.847cm" svg:x="6.08cm" svg:y="9.8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3.175cm" svg:height="0.846cm" svg:x="6.08cm" svg:y="10.83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3.175cm" svg:height="0.847cm" svg:x="6.08cm" svg:y="11.783cm">
          <text:p/>
          <draw:enhanced-geometry svg:viewBox="0 0 21600 21600" draw:type="rectangle" draw:enhanced-path="M 0 0 L 21600 0 21600 21600 0 21600 0 0 Z N"/>
        </draw:custom-shape>
        <draw:path draw:style-name="gr46" draw:text-style-name="P27" draw:layer="layout" svg:width="1.049cm" svg:height="0.338cm" svg:x="3.204cm" svg:y="10.398cm" svg:viewBox="0 0 1050 339" svg:d="M0 339c29-69 71-130 124-181 102-99 242-158 401-158 240 0 439 136 525 339h-926z">
          <text:p/>
        </draw:path>
        <draw:path draw:style-name="gr48" draw:text-style-name="P27" draw:layer="layout" svg:width="1.142cm" svg:height="0.803cm" svg:x="3.158cm" svg:y="10.837cm" svg:viewBox="0 0 1143 804" svg:d="M170 0h927c30 70 46 149 46 232 0 324-248 572-572 572-159 0-299-60-401-159v-1c-106-102-170-248-170-413 0-83 16-161 46-231z">
          <text:p/>
        </draw:path>
        <draw:polygon draw:style-name="gr49" draw:text-style-name="P26" draw:layer="layout" svg:width="0.564cm" svg:height="0.677cm" svg:x="4.148cm" svg:y="11.005cm" svg:viewBox="0 0 565 678" draw:points="0,678 239,105 239,103 282,0 565,678 239,678">
          <text:p/>
        </draw:polygon>
        <draw:polygon draw:style-name="gr51" draw:text-style-name="P26" draw:layer="layout" svg:width="1.269cm" svg:height="0.846cm" svg:x="3.796cm" svg:y="11.783cm" svg:viewBox="0 0 1270 847" draw:points="591,0 591,1 917,1 1270,847 591,847 591,846 0,846 353,0">
          <text:p/>
        </draw:polygon>
        <draw:path draw:style-name="gr46" draw:text-style-name="P27" draw:layer="layout" svg:width="1.049cm" svg:height="0.338cm" svg:x="6.406cm" svg:y="10.398cm" svg:viewBox="0 0 1050 339" svg:d="M0 339c86-203 284-339 525-339 73 0 143 13 207 36 144 54 258 162 318 303h-318z">
          <text:p/>
        </draw:path>
        <draw:path draw:style-name="gr52" draw:text-style-name="P27" draw:layer="layout" svg:width="1.142cm" svg:height="0.803cm" svg:x="6.36cm" svg:y="10.837cm" svg:viewBox="0 0 1143 804" svg:d="M571 804c-324 0-571-248-571-572 0-83 16-162 46-232h732 319c30 70 46 149 46 232 0 250-148 455-365 536-64 23-133 36-207 36z">
          <text:p/>
        </draw:path>
        <draw:polygon draw:style-name="gr53" draw:text-style-name="P26" draw:layer="layout" svg:width="0.56cm" svg:height="0.675cm" svg:x="6.942cm" svg:y="11.007cm" svg:viewBox="0 0 561 676" draw:points="193,676 0,676 193,214 193,206 279,0 561,676 196,676">
          <text:p/>
        </draw:polygon>
        <draw:polygon draw:style-name="gr50" draw:text-style-name="P26" draw:layer="layout" svg:width="1.268cm" svg:height="0.846cm" svg:x="6.59cm" svg:y="11.783cm" svg:viewBox="0 0 1269 847" draw:points="1269,847 548,847 0,847 353,0 548,0 915,0">
          <text:p/>
        </draw:polygon>
        <draw:custom-shape draw:style-name="gr56" draw:text-style-name="P28" draw:layer="layout" svg:width="3.375cm" svg:height="0.508cm" svg:x="2.27cm" svg:y="5.572cm">
          <text:p text:style-name="P1"><text:span text:style-name="T14">K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0.508cm" svg:height="2.74cm" svg:x="1.762cm" svg:y="6.08cm">
          <text:p text:style-name="P1"><text:span text:style-name="T14">L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0.508cm" svg:height="2.74cm" svg:x="1.762cm" svg:y="9.89cm">
          <text:p text:style-name="P1"><text:span text:style-name="T14">L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3.175cm" svg:height="0.508cm" svg:x="2.27cm" svg:y="4.81cm">
          <text:p text:style-name="P1"><text:span text:style-name="T14">Left image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3.175cm" svg:height="0.508cm" svg:x="6.08cm" svg:y="12.63cm">
          <text:p text:style-name="P1"><text:span text:style-name="T14">Right image</text:span></text:p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3.375cm" svg:height="0.508cm" svg:x="2.27cm" svg:y="8.82cm">
          <text:p text:style-name="P1"><text:span text:style-name="T14">Left image</text:span></text:p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3.375cm" svg:height="0.508cm" svg:x="6.28cm" svg:y="8.82cm">
          <text:p text:style-name="P1"><text:span text:style-name="T14">Right image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3.175cm" svg:height="0.508cm" svg:x="2.27cm" svg:y="12.63cm">
          <text:p text:style-name="P1"><text:span text:style-name="T14">Left image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3.175cm" svg:height="0.508cm" svg:x="6.08cm" svg:y="4.81cm">
          <text:p text:style-name="P1"><text:span text:style-name="T14">Right image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0.508cm" svg:height="2.54cm" svg:x="1.762cm" svg:y="2.2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3.175cm" svg:height="2.54cm" svg:x="12.43cm" svg:y="2.2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3.175cm" svg:height="2.54cm" svg:x="16.24cm" svg:y="2.2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6" draw:layer="layout" svg:width="1.27cm" svg:height="1.524cm" svg:x="13.954cm" svg:y="3.2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27" draw:layer="layout" svg:width="1.143cm" svg:height="1.143cm" svg:x="13.319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7" draw:layer="layout" svg:width="1.143cm" svg:height="1.143cm" svg:x="16.521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1.27cm" svg:height="1.524cm" svg:x="16.748cm" svg:y="3.2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8" draw:text-style-name="P28" draw:layer="layout" svg:width="3.175cm" svg:height="0.508cm" svg:x="12.43cm" svg:y="1.762cm">
          <text:p text:style-name="P1"><text:span text:style-name="T14">Left image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3.175cm" svg:height="0.508cm" svg:x="16.24cm" svg:y="1.762cm">
          <text:p text:style-name="P1"><text:span text:style-name="T14">Right image</text:span></text:p>
          <draw:enhanced-geometry svg:viewBox="0 0 21600 21600" draw:type="rectangle" draw:enhanced-path="M 0 0 L 21600 0 21600 21600 0 21600 0 0 Z N"/>
        </draw:custom-shape>
        <draw:custom-shape draw:style-name="gr60" draw:text-style-name="P1" draw:layer="layout" svg:width="1.588cm" svg:height="1.27cm" svg:x="17.033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7" draw:layer="layout" svg:width="0.571cm" svg:height="0.572cm" svg:x="17.174cm" svg:y="5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6" draw:layer="layout" svg:width="0.636cm" svg:height="0.762cm" svg:x="17.287cm" svg:y="5.9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1" draw:layer="layout" svg:width="0.794cm" svg:height="0.635cm" svg:x="17.43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7" draw:layer="layout" svg:width="0.286cm" svg:height="0.286cm" svg:x="17.5cm" svg:y="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6" draw:layer="layout" svg:width="0.318cm" svg:height="0.381cm" svg:x="17.557cm" svg:y="7.60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" draw:layer="layout" svg:width="1.588cm" svg:height="1.27cm" svg:x="13.223cm" svg:y="5.44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0.636cm" svg:height="0.762cm" svg:x="13.985cm" svg:y="5.9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1" draw:text-style-name="P27" draw:layer="layout" svg:width="0.572cm" svg:height="0.572cm" svg:x="13.668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" draw:layer="layout" svg:width="0.794cm" svg:height="0.635cm" svg:x="13.62cm" svg:y="7.3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6" draw:layer="layout" svg:width="0.318cm" svg:height="0.381cm" svg:x="14.001cm" svg:y="7.6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4" draw:text-style-name="P27" draw:layer="layout" svg:width="0.287cm" svg:height="0.286cm" svg:x="13.842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3.175cm" svg:height="2.54cm" svg:x="21.32cm" svg:y="2.2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3.175cm" svg:height="2.54cm" svg:x="25.13cm" svg:y="2.2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6" draw:layer="layout" svg:width="1.27cm" svg:height="1.524cm" svg:x="22.844cm" svg:y="3.2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27" draw:layer="layout" svg:width="1.143cm" svg:height="1.143cm" svg:x="22.209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7" draw:layer="layout" svg:width="1.143cm" svg:height="1.143cm" svg:x="25.411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1.27cm" svg:height="1.524cm" svg:x="25.638cm" svg:y="3.2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8" draw:text-style-name="P28" draw:layer="layout" svg:width="3.175cm" svg:height="0.508cm" svg:x="21.32cm" svg:y="1.762cm">
          <text:p text:style-name="P1"><text:span text:style-name="T14">Left image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3.175cm" svg:height="0.508cm" svg:x="25.13cm" svg:y="1.762cm">
          <text:p text:style-name="P1"><text:span text:style-name="T14">Right image</text:span></text:p>
          <draw:enhanced-geometry svg:viewBox="0 0 21600 21600" draw:type="rectangle" draw:enhanced-path="M 0 0 L 21600 0 21600 21600 0 21600 0 0 Z N"/>
        </draw:custom-shape>
        <draw:custom-shape draw:style-name="gr66" draw:text-style-name="P1" draw:layer="layout" svg:width="3.175cm" svg:height="1.27cm" svg:x="21.32cm" svg:y="5.44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" draw:layer="layout" svg:width="3.175cm" svg:height="1.27cm" svg:x="25.13cm" svg:y="5.44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1.27cm" svg:height="0.762cm" svg:x="22.844cm" svg:y="5.9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8" draw:text-style-name="P27" draw:layer="layout" svg:width="1.143cm" svg:height="0.572cm" svg:x="22.209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7" draw:layer="layout" svg:width="1.143cm" svg:height="0.572cm" svg:x="25.411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6" draw:layer="layout" svg:width="1.27cm" svg:height="0.762cm" svg:x="25.638cm" svg:y="5.9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9" draw:text-style-name="P1" draw:layer="layout" svg:width="3.175cm" svg:height="0.635cm" svg:x="21.32cm" svg:y="7.3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3.175cm" svg:height="0.635cm" svg:x="25.13cm" svg:y="7.3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6" draw:layer="layout" svg:width="1.27cm" svg:height="0.381cm" svg:x="22.844cm" svg:y="7.6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1" draw:text-style-name="P27" draw:layer="layout" svg:width="1.143cm" svg:height="0.286cm" svg:x="22.209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7" draw:layer="layout" svg:width="1.143cm" svg:height="0.286cm" svg:x="25.411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6" draw:layer="layout" svg:width="1.27cm" svg:height="0.381cm" svg:x="25.638cm" svg:y="7.6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2" draw:text-style-name="P28" draw:layer="layout" svg:width="0.889cm" svg:height="2.54cm" svg:x="11.541cm" svg:y="2.27cm">
          <text:p text:style-name="P1"><text:span text:style-name="T14">Lvl 0</text:span></text:p>
          <draw:enhanced-geometry svg:viewBox="0 0 21600 21600" draw:type="rectangle" draw:enhanced-path="M 0 0 L 21600 0 21600 21600 0 21600 0 0 Z N"/>
        </draw:custom-shape>
        <draw:custom-shape draw:style-name="gr73" draw:text-style-name="P28" draw:layer="layout" svg:width="0.889cm" svg:height="1.27cm" svg:x="11.541cm" svg:y="5.445cm">
          <text:p text:style-name="P1"><text:span text:style-name="T14">Lvl 1</text:span></text:p>
          <draw:enhanced-geometry svg:viewBox="0 0 21600 21600" draw:type="rectangle" draw:enhanced-path="M 0 0 L 21600 0 21600 21600 0 21600 0 0 Z N"/>
        </draw:custom-shape>
        <draw:custom-shape draw:style-name="gr12" draw:text-style-name="P28" draw:layer="layout" svg:width="0.889cm" svg:height="0.635cm" svg:x="11.541cm" svg:y="7.35cm">
          <text:p text:style-name="P1"><text:span text:style-name="T14">Lvl 2</text:span></text:p>
          <draw:enhanced-geometry svg:viewBox="0 0 21600 21600" draw:type="rectangle" draw:enhanced-path="M 0 0 L 21600 0 21600 21600 0 21600 0 0 Z N"/>
        </draw:custom-shape>
        <draw:custom-shape draw:style-name="gr72" draw:text-style-name="P28" draw:layer="layout" svg:width="0.889cm" svg:height="2.54cm" svg:x="20.431cm" svg:y="2.27cm">
          <text:p text:style-name="P1"><text:span text:style-name="T14">Lvl 0</text:span></text:p>
          <draw:enhanced-geometry svg:viewBox="0 0 21600 21600" draw:type="rectangle" draw:enhanced-path="M 0 0 L 21600 0 21600 21600 0 21600 0 0 Z N"/>
        </draw:custom-shape>
        <draw:custom-shape draw:style-name="gr73" draw:text-style-name="P28" draw:layer="layout" svg:width="0.889cm" svg:height="1.27cm" svg:x="20.431cm" svg:y="5.445cm">
          <text:p text:style-name="P1"><text:span text:style-name="T14">Lvl 1</text:span></text:p>
          <draw:enhanced-geometry svg:viewBox="0 0 21600 21600" draw:type="rectangle" draw:enhanced-path="M 0 0 L 21600 0 21600 21600 0 21600 0 0 Z N"/>
        </draw:custom-shape>
        <draw:custom-shape draw:style-name="gr12" draw:text-style-name="P28" draw:layer="layout" svg:width="0.889cm" svg:height="0.635cm" svg:x="20.431cm" svg:y="7.35cm">
          <text:p text:style-name="P1"><text:span text:style-name="T14">Lvl 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1T10:12:02.949438000</meta:creation-date>
    <dc:date>2016-12-15T21:13:55.872258000</dc:date>
    <meta:editing-duration>P1DT7H16M56S</meta:editing-duration>
    <meta:editing-cycles>29</meta:editing-cycles>
    <meta:generator>LibreOffice/5.2.1.2$MacOSX_X86_64 LibreOffice_project/31dd62db80d4e60af04904455ec9c9219178d620</meta:generator>
    <meta:document-statistic meta:object-count="814"/>
  </office:meta>
</office:document-meta>
</file>